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40.4pt"/>
    </style:style>
    <style:style style:name="co5" style:family="table-column">
      <style:table-column-properties fo:break-before="auto" style:column-width="191.9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6.91pt"/>
    </style:style>
    <style:style style:name="co8" style:family="table-column">
      <style:table-column-properties fo:break-before="auto" style:column-width="143.8pt"/>
    </style:style>
    <style:style style:name="co9" style:family="table-column">
      <style:table-column-properties fo:break-before="auto" style:column-width="575.8pt"/>
    </style:style>
    <style:style style:name="co10" style:family="table-column">
      <style:table-column-properties fo:break-before="auto" style:column-width="74.21pt"/>
    </style:style>
    <style:style style:name="co11" style:family="table-column">
      <style:table-column-properties fo:break-before="auto" style:column-width="720.2pt"/>
    </style:style>
    <style:style style:name="co12" style:family="table-column">
      <style:table-column-properties fo:break-before="auto" style:column-width="160.64pt"/>
    </style:style>
    <style:style style:name="co13" style:family="table-column">
      <style:table-column-properties fo:break-before="auto" style:column-width="191.31pt"/>
    </style:style>
    <style:style style:name="co14" style:family="table-column">
      <style:table-column-properties fo:break-before="auto" style:column-width="163.05pt"/>
    </style:style>
    <style:style style:name="co15" style:family="table-column">
      <style:table-column-properties fo:break-before="auto" style:column-width="137.76pt"/>
    </style:style>
    <style:style style:name="co16" style:family="table-column">
      <style:table-column-properties fo:break-before="auto" style:column-width="81.81pt"/>
    </style:style>
    <style:style style:name="co17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01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order-left="none" fo:border-right="none" fo:border-top="none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90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="none"/>
    </style:style>
    <style:style style:name="ce9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6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map style:condition="cell-content()=0" style:apply-style-name="Bad" style:base-cell-address="Commands.D4"/>
    </style:style>
    <style:style style:name="ce98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99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none" fo:border-left="0.74pt solid #000000" fo:border-right="none" fo:border-top="none"/>
      <style:text-properties style:font-name="DejaVu Sans Mono1"/>
    </style:style>
    <style:style style:name="ce101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Commands.D4"/>
    </style:style>
    <style:style style:name="ce10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20" style:family="table-cell" style:parent-style-name="Default">
      <style:table-cell-properties fo:border="none"/>
      <style:text-properties style:font-name="DejaVu Sans Mono1"/>
    </style:style>
    <style:style style:name="ce107" style:family="table-cell" style:parent-style-name="Default">
      <style:text-properties style:font-name="DejaVu Sans Mono1"/>
    </style:style>
    <style:style style:name="ce106" style:family="table-cell" style:parent-style-name="Default">
      <style:table-cell-properties fo:border="none"/>
      <style:text-properties style:font-name="DejaVu Sans Mono1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</style:style>
    <style:style style:name="ce108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11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11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1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99">
      <style:map style:condition="cell-content()=1" style:apply-style-name="Bad" style:base-cell-address="Commands.N3"/>
    </style:style>
    <style:style style:name="ce1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3" style:family="table-cell" style:parent-style-name="Default">
      <style:map style:condition="cell-content()=0" style:apply-style-name="Bad" style:base-cell-address="'Rough - Elite Dangerous'.B2"/>
    </style:style>
    <style:style style:name="ce34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Elite Dangerous'.B2"/>
    </style:style>
    <style:style style:name="ce119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37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38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39" style:family="table-cell" style:parent-style-name="Default" style:data-style-name="N99">
      <style:map style:condition="cell-content()=1" style:apply-style-name="Bad" style:base-cell-address="'Rough - Elite Dangerous'.N2"/>
    </style:style>
    <style:style style:name="ce124" style:family="table-cell" style:parent-style-name="Default">
      <style:text-properties style:font-name="DejaVu Sans Mono"/>
    </style:style>
    <style:style style:name="ce125" style:family="table-cell" style:parent-style-name="Default">
      <style:text-properties style:font-name="DejaVu Sans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26" style:family="table-cell" style:parent-style-name="Default">
      <style:text-properties fo:font-style="normal" style:font-style-asian="normal" style:font-style-complex="normal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map style:condition="cell-content()=0" style:apply-style-name="Bad" style:base-cell-address="'Scratch - Commands'.D3"/>
    </style:style>
    <style:style style:name="ce46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Scratch - Commands'.D3"/>
    </style:style>
    <style:style style:name="ce47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48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4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50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0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12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4"/>
        <table:table-column table:style-name="co5" table:default-cell-style-name="ce106"/>
        <table:table-column table:style-name="co6" table:default-cell-style-name="ce106"/>
        <table:table-column table:style-name="co6" table:default-cell-style-name="ce108"/>
        <table:table-column table:style-name="co6" table:number-columns-repeated="3" table:default-cell-style-name="Default"/>
        <table:table-column table:style-name="co6" table:default-cell-style-name="ce99"/>
        <table:table-column table:style-name="co7" table:number-columns-repeated="2" table:default-cell-style-name="ce5"/>
        <table:table-column table:style-name="co7" table:default-cell-style-name="ce99"/>
        <table:table-column table:style-name="co7" table:number-columns-repeated="4" table:default-cell-style-name="Default"/>
        <table:table-column table:style-name="co6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5"/>
          <table:covered-table-cell/>
          <table:covered-table-cell table:number-columns-repeated="2" table:style-name="ce20"/>
          <table:covered-table-cell table:style-name="ce23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5"/>
          <table:covered-table-cell/>
          <table:table-cell table:style-name="ce26" office:value-type="string" calcext:value-type="string" table:number-columns-spanned="7" table:number-rows-spanned="1">
            <text:p>Discrepancy</text:p>
          </table:table-cell>
          <table:covered-table-cell table:style-name="ce26"/>
          <table:covered-table-cell table:style-name="ce1"/>
          <table:covered-table-cell table:style-name="ce114"/>
          <table:covered-table-cell table:number-columns-repeated="3" table:style-name="ce116"/>
          <table:table-cell table:style-name="ce5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Signaling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style-name="ce89" office:value-type="string" calcext:value-type="string">
            <text:p>Direction</text:p>
          </table:table-cell>
          <table:table-cell table:style-name="ce92" office:value-type="string" calcext:value-type="string">
            <text:p>Pitch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_X_AXIS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1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13" table:formula="of:=AND(ISBLANK([.$E4]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oll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_Y_AXIS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]));OR(NOT(ISBLANK([.$F6]));OR(NOT(ISBLANK([.$G6]));NOT(ISBLANK([.$H6])))))" office:value-type="boolean" office:boolean-value="true" calcext:value-type="boolean">
            <text:p>TRUE</text:p>
          </table:table-cell>
          <table:table-cell table:style-name="ce112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13" table:formula="of:=AND(ISBLANK([.$E6]);NOT(ISBLANK([.$I6])))" office:value-type="boolean" office:boolean-value="false" calcext:value-type="boolean">
            <text:p>FALSE</text:p>
          </table:table-cell>
          <table:table-cell table:style-name="ce115" table:formula="of:=AND(AND(ISBLANK([.$E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15" table:formula="of:=AND(AND(ISBLANK([.$E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15" table:formula="of:=AND(AND(ISBLANK([.$E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15" table:formula="of:=AND(AND(ISBLANK([.$E6]);AND(ISBLANK([.$F6]);AND(ISBLANK([.$G6]);ISBLANK([.$H6]))));NOT(ISBLANK([.$L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Yaw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_Z_AXIS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1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13" table:formula="of:=AND(ISBLANK([.$E8]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hrust</text:p>
          </table:table-cell>
          <table:table-cell table:style-name="ce92" office:value-type="string" calcext:value-type="string">
            <text:p>Forward/Backward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1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13" table:formula="of:=AND(ISBLANK([.$E10]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Afterburner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oost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T16KJG_<text:span text:style-name="T4">TH-6</text:span></text:p>
            <text:p>T16KTR_<text:span text:style-name="T4">TH-TLOCK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]));OR(NOT(ISBLANK([.$F12]));OR(NOT(ISBLANK([.$G12]));NOT(ISBLANK([.$H12])))))" office:value-type="boolean" office:boolean-value="true" calcext:value-type="boolean">
            <text:p>TRUE</text:p>
          </table:table-cell>
          <table:table-cell table:style-name="ce112" table:formula="of:=OR(OR(OR(IF([.$P12]=1);IF([.$Q12]=1));IF([.$R12]=1));IF([.$S12]=1))" office:value-type="boolean" office:boolean-value="false" calcext:value-type="boolean">
            <text:p>FALSE</text:p>
          </table:table-cell>
          <table:table-cell table:style-name="ce113" table:formula="of:=AND(ISBLANK([.$E12]);NOT(ISBLANK([.$I12])))" office:value-type="boolean" office:boolean-value="false" calcext:value-type="boolean">
            <text:p>FALSE</text:p>
          </table:table-cell>
          <table:table-cell table:style-name="ce115" table:formula="of:=AND(AND(ISBLANK([.$E12]);AND(ISBLANK([.$F12]);AND(ISBLANK([.$G12]);ISBLANK([.$H12]))));NOT(ISBLANK([.$I12])))" office:value-type="boolean" office:boolean-value="false" calcext:value-type="boolean">
            <text:p>FALSE</text:p>
          </table:table-cell>
          <table:table-cell table:style-name="ce115" table:formula="of:=AND(AND(ISBLANK([.$E12]);AND(ISBLANK([.$F12]);AND(ISBLANK([.$G12]);ISBLANK([.$H12]))));NOT(ISBLANK([.$J12])))" office:value-type="boolean" office:boolean-value="false" calcext:value-type="boolean">
            <text:p>FALSE</text:p>
          </table:table-cell>
          <table:table-cell table:style-name="ce115" table:formula="of:=AND(AND(ISBLANK([.$E12]);AND(ISBLANK([.$F12]);AND(ISBLANK([.$G12]);ISBLANK([.$H12]))));NOT(ISBLANK([.$K12])))" office:value-type="boolean" office:boolean-value="false" calcext:value-type="boolean">
            <text:p>FALSE</text:p>
          </table:table-cell>
          <table:table-cell table:style-name="ce115" table:formula="of:=AND(AND(ISBLANK([.$E12]);AND(ISBLANK([.$F12]);AND(ISBLANK([.$G12]);ISBLANK([.$H12]))));NOT(ISBLANK([.$L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office:annotation draw:style-name="gr1" draw:text-style-name="P2" svg:width="114.8pt" svg:height="72.88pt" svg:x="122.49pt" svg:y="247.07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92" office:value-type="string" calcext:value-type="string">
            <text:p>Left/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_XROT_AXIS</text:p>
          </table:table-cell>
          <table:table-cell table:style-name="ce102" office:value-type="string" calcext:value-type="string">
            <text:p>T16KTR_<text:span text:style-name="T4">TH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1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13" table:formula="of:=AND(ISBLANK([.$E14]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Up/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_YROT_AXIS</text:p>
          </table:table-cell>
          <table:table-cell table:style-name="ce102" office:value-type="string" calcext:value-type="string">
            <text:p>T16KTR_<text:span text:style-name="T4">TH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1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13" table:formula="of:=AND(ISBLANK([.$E16]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Trim</text:p>
          </table:table-cell>
          <table:table-cell table:style-name="ce92" office:value-type="string" calcext:value-type="string">
            <text:p>Up/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Left/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 office:value-type="string" calcext:value-type="string">
            <text:p>Weapons</text:p>
          </table:table-cell>
          <table:table-cell table:style-name="ce92" office:value-type="string" calcext:value-type="string">
            <text:p>Prim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1</text:p>
          </table:table-cell>
          <table:table-cell table:style-name="ce102" office:value-type="string" calcext:value-type="string">
            <text:p>T16KTR_<text:span text:style-name="T4">ST-1</text:span> [O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]));OR(NOT(ISBLANK([.$F20]));OR(NOT(ISBLANK([.$G20]));NOT(ISBLANK([.$H20])))))" office:value-type="boolean" office:boolean-value="true" calcext:value-type="boolean">
            <text:p>TRUE</text:p>
          </table:table-cell>
          <table:table-cell table:style-name="ce112" table:formula="of:=OR(OR(OR(IF([.$P20]=1);IF([.$Q20]=1));IF([.$R20]=1));IF([.$S20]=1))" office:value-type="boolean" office:boolean-value="false" calcext:value-type="boolean">
            <text:p>FALSE</text:p>
          </table:table-cell>
          <table:table-cell table:style-name="ce113" table:formula="of:=AND(ISBLANK([.$E20]);NOT(ISBLANK([.$I20])))" office:value-type="boolean" office:boolean-value="false" calcext:value-type="boolean">
            <text:p>FALSE</text:p>
          </table:table-cell>
          <table:table-cell table:style-name="ce115" table:formula="of:=AND(AND(ISBLANK([.$E20]);AND(ISBLANK([.$F20]);AND(ISBLANK([.$G20]);ISBLANK([.$H20]))));NOT(ISBLANK([.$I20])))" office:value-type="boolean" office:boolean-value="false" calcext:value-type="boolean">
            <text:p>FALSE</text:p>
          </table:table-cell>
          <table:table-cell table:style-name="ce115" table:formula="of:=AND(AND(ISBLANK([.$E20]);AND(ISBLANK([.$F20]);AND(ISBLANK([.$G20]);ISBLANK([.$H20]))));NOT(ISBLANK([.$J20])))" office:value-type="boolean" office:boolean-value="false" calcext:value-type="boolean">
            <text:p>FALSE</text:p>
          </table:table-cell>
          <table:table-cell table:style-name="ce115" table:formula="of:=AND(AND(ISBLANK([.$E20]);AND(ISBLANK([.$F20]);AND(ISBLANK([.$G20]);ISBLANK([.$H20]))));NOT(ISBLANK([.$K20])))" office:value-type="boolean" office:boolean-value="false" calcext:value-type="boolean">
            <text:p>FALSE</text:p>
          </table:table-cell>
          <table:table-cell table:style-name="ce115" table:formula="of:=AND(AND(ISBLANK([.$E20]);AND(ISBLANK([.$F20]);AND(ISBLANK([.$G20]);ISBLANK([.$H20]))));NOT(ISBLANK([.$L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Primary Fire Cycle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1 , DXHATDOWN</text:p>
          </table:table-cell>
          <table:table-cell table:style-name="ce102" office:value-type="string" calcext:value-type="string">
            <text:p>T16KTR_<text:span text:style-name="T4">ST-1</text:span> [I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1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13" table:formula="of:=AND(ISBLANK([.$E21]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2</text:p>
          </table:table-cell>
          <table:table-cell table:style-name="ce102" office:value-type="string" calcext:value-type="string">
            <text:p>T16KTR_<text:span text:style-name="T4">ST-2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12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13" table:formula="of:=AND(ISBLANK([.$E23]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Countermeasures</text:p>
          </table:table-cell>
          <table:table-cell table:style-name="ce92" office:value-type="string" calcext:value-type="string">
            <text:p>Fla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Shield] Cooling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e , LSHIFT e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5]));OR(NOT(ISBLANK([.$F25]));OR(NOT(ISBLANK([.$G25]));NOT(ISBLANK([.$H25])))))" office:value-type="boolean" office:boolean-value="true" calcext:value-type="boolean">
            <text:p>TRUE</text:p>
          </table:table-cell>
          <table:table-cell table:style-name="ce112" table:formula="of:=OR(OR(OR(IF([.$P25]=1);IF([.$Q25]=1));IF([.$R25]=1));IF([.$S25]=1))" office:value-type="boolean" office:boolean-value="false" calcext:value-type="boolean">
            <text:p>FALSE</text:p>
          </table:table-cell>
          <table:table-cell table:style-name="ce113" table:formula="of:=AND(ISBLANK([.$E25]);NOT(ISBLANK([.$I25])))" office:value-type="boolean" office:boolean-value="false" calcext:value-type="boolean">
            <text:p>FALSE</text:p>
          </table:table-cell>
          <table:table-cell table:style-name="ce115" table:formula="of:=AND(AND(ISBLANK([.$E25]);AND(ISBLANK([.$F25]);AND(ISBLANK([.$G25]);ISBLANK([.$H25]))));NOT(ISBLANK([.$I25])))" office:value-type="boolean" office:boolean-value="false" calcext:value-type="boolean">
            <text:p>FALSE</text:p>
          </table:table-cell>
          <table:table-cell table:style-name="ce115" table:formula="of:=AND(AND(ISBLANK([.$E25]);AND(ISBLANK([.$F25]);AND(ISBLANK([.$G25]);ISBLANK([.$H25]))));NOT(ISBLANK([.$J25])))" office:value-type="boolean" office:boolean-value="false" calcext:value-type="boolean">
            <text:p>FALSE</text:p>
          </table:table-cell>
          <table:table-cell table:style-name="ce115" table:formula="of:=AND(AND(ISBLANK([.$E25]);AND(ISBLANK([.$F25]);AND(ISBLANK([.$G25]);ISBLANK([.$H25]))));NOT(ISBLANK([.$K25])))" office:value-type="boolean" office:boolean-value="false" calcext:value-type="boolean">
            <text:p>FALSE</text:p>
          </table:table-cell>
          <table:table-cell table:style-name="ce115" table:formula="of:=AND(AND(ISBLANK([.$E25]);AND(ISBLANK([.$F25]);AND(ISBLANK([.$G25]);ISBLANK([.$H25]))));NOT(ISBLANK([.$L2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oling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LSHIFT e</text:p>
          </table:table-cell>
          <table:table-cell table:style-name="ce102" office:value-type="string" calcext:value-type="string">
            <text:p>T16KTR_<text:span text:style-name="T4">ST-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1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13" table:formula="of:=AND(ISBLANK([.$E26]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hield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3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12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13" table:formula="of:=AND(ISBLANK([.$E27]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Chaff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<text:span text:style-name="T3">[</text:span>Depart, Menu Nest] Countermeasure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<text:span text:style-name="T3">DX4 , </text:span>L_ALT j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12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13" table:formula="of:=AND(ISBLANK([.$E29]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untermeasure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4</text:p>
          </table:table-cell>
          <table:table-cell table:style-name="ce102" office:value-type="string" calcext:value-type="string">
            <text:p>T16KTR_<text:span text:style-name="T4">ST-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12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13" table:formula="of:=AND(ISBLANK([.$E30]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Menu Nest] Depart (HighWake)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L_ALT j</text:p>
          </table:table-cell>
          <table:table-cell table:style-name="ce102" office:value-type="string" calcext:value-type="string">
            <text:p>T16KTR_<text:span text:style-name="T4">ST-4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31]));OR(NOT(ISBLANK([.$F31]));OR(NOT(ISBLANK([.$G31]));NOT(ISBLANK([.$H31])))))" office:value-type="boolean" office:boolean-value="true" calcext:value-type="boolean">
            <text:p>TRUE</text:p>
          </table:table-cell>
          <table:table-cell table:style-name="ce112" table:formula="of:=OR(OR(OR(IF([.$P31]=1);IF([.$Q31]=1));IF([.$R31]=1));IF([.$S31]=1))" office:value-type="boolean" office:boolean-value="false" calcext:value-type="boolean">
            <text:p>FALSE</text:p>
          </table:table-cell>
          <table:table-cell table:style-name="ce113" table:formula="of:=AND(ISBLANK([.$E31]);NOT(ISBLANK([.$I31])))" office:value-type="boolean" office:boolean-value="false" calcext:value-type="boolean">
            <text:p>FALSE</text:p>
          </table:table-cell>
          <table:table-cell table:style-name="ce115" table:formula="of:=AND(AND(ISBLANK([.$E31]);AND(ISBLANK([.$F31]);AND(ISBLANK([.$G31]);ISBLANK([.$H31]))));NOT(ISBLANK([.$I31])))" office:value-type="boolean" office:boolean-value="false" calcext:value-type="boolean">
            <text:p>FALSE</text:p>
          </table:table-cell>
          <table:table-cell table:style-name="ce115" table:formula="of:=AND(AND(ISBLANK([.$E31]);AND(ISBLANK([.$F31]);AND(ISBLANK([.$G31]);ISBLANK([.$H31]))));NOT(ISBLANK([.$J31])))" office:value-type="boolean" office:boolean-value="false" calcext:value-type="boolean">
            <text:p>FALSE</text:p>
          </table:table-cell>
          <table:table-cell table:style-name="ce115" table:formula="of:=AND(AND(ISBLANK([.$E31]);AND(ISBLANK([.$F31]);AND(ISBLANK([.$G31]);ISBLANK([.$H31]))));NOT(ISBLANK([.$K31])))" office:value-type="boolean" office:boolean-value="false" calcext:value-type="boolean">
            <text:p>FALSE</text:p>
          </table:table-cell>
          <table:table-cell table:style-name="ce115" table:formula="of:=AND(AND(ISBLANK([.$E31]);AND(ISBLANK([.$F31]);AND(ISBLANK([.$G31]);ISBLANK([.$H31]))));NOT(ISBLANK([.$L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j</text:p>
          </table:table-cell>
          <table:table-cell table:style-name="ce102" office:value-type="string" calcext:value-type="string">
            <text:p>T16KTR_<text:span text:style-name="T4">ST-4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12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13" table:formula="of:=AND(ISBLANK([.$E32]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Cycle</text:p>
          </table:table-cell>
          <table:table-cell table:style-name="ce92" office:value-type="string" calcext:value-type="string">
            <text:p>primary+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4]));OR(NOT(ISBLANK([.$F34]));OR(NOT(ISBLANK([.$G34]));NOT(ISBLANK([.$H34])))))" office:value-type="boolean" office:boolean-value="true" calcext:value-type="boolean">
            <text:p>TRUE</text:p>
          </table:table-cell>
          <table:table-cell table:style-name="ce112" table:formula="of:=OR(OR(OR(IF([.$P34]=1);IF([.$Q34]=1));IF([.$R34]=1));IF([.$S34]=1))" office:value-type="boolean" office:boolean-value="false" calcext:value-type="boolean">
            <text:p>FALSE</text:p>
          </table:table-cell>
          <table:table-cell table:style-name="ce113" table:formula="of:=AND(ISBLANK([.$E34]);NOT(ISBLANK([.$I34])))" office:value-type="boolean" office:boolean-value="false" calcext:value-type="boolean">
            <text:p>FALSE</text:p>
          </table:table-cell>
          <table:table-cell table:style-name="ce115" table:formula="of:=AND(AND(ISBLANK([.$E34]);AND(ISBLANK([.$F34]);AND(ISBLANK([.$G34]);ISBLANK([.$H34]))));NOT(ISBLANK([.$I34])))" office:value-type="boolean" office:boolean-value="false" calcext:value-type="boolean">
            <text:p>FALSE</text:p>
          </table:table-cell>
          <table:table-cell table:style-name="ce115" table:formula="of:=AND(AND(ISBLANK([.$E34]);AND(ISBLANK([.$F34]);AND(ISBLANK([.$G34]);ISBLANK([.$H34]))));NOT(ISBLANK([.$J34])))" office:value-type="boolean" office:boolean-value="false" calcext:value-type="boolean">
            <text:p>FALSE</text:p>
          </table:table-cell>
          <table:table-cell table:style-name="ce115" table:formula="of:=AND(AND(ISBLANK([.$E34]);AND(ISBLANK([.$F34]);AND(ISBLANK([.$G34]);ISBLANK([.$H34]))));NOT(ISBLANK([.$K34])))" office:value-type="boolean" office:boolean-value="false" calcext:value-type="boolean">
            <text:p>FALSE</text:p>
          </table:table-cell>
          <table:table-cell table:style-name="ce115" table:formula="of:=AND(AND(ISBLANK([.$E34]);AND(ISBLANK([.$F34]);AND(ISBLANK([.$G34]);ISBLANK([.$H34]))));NOT(ISBLANK([.$L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primary-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D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1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13" table:formula="of:=AND(ISBLANK([.$E36]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+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8]));OR(NOT(ISBLANK([.$F38]));OR(NOT(ISBLANK([.$G38]));NOT(ISBLANK([.$H38])))))" office:value-type="boolean" office:boolean-value="true" calcext:value-type="boolean">
            <text:p>TRUE</text:p>
          </table:table-cell>
          <table:table-cell table:style-name="ce112" table:formula="of:=OR(OR(OR(IF([.$P38]=1);IF([.$Q38]=1));IF([.$R38]=1));IF([.$S38]=1))" office:value-type="boolean" office:boolean-value="false" calcext:value-type="boolean">
            <text:p>FALSE</text:p>
          </table:table-cell>
          <table:table-cell table:style-name="ce113" table:formula="of:=AND(ISBLANK([.$E38]);NOT(ISBLANK([.$I38])))" office:value-type="boolean" office:boolean-value="false" calcext:value-type="boolean">
            <text:p>FALSE</text:p>
          </table:table-cell>
          <table:table-cell table:style-name="ce115" table:formula="of:=AND(AND(ISBLANK([.$E38]);AND(ISBLANK([.$F38]);AND(ISBLANK([.$G38]);ISBLANK([.$H38]))));NOT(ISBLANK([.$I38])))" office:value-type="boolean" office:boolean-value="false" calcext:value-type="boolean">
            <text:p>FALSE</text:p>
          </table:table-cell>
          <table:table-cell table:style-name="ce115" table:formula="of:=AND(AND(ISBLANK([.$E38]);AND(ISBLANK([.$F38]);AND(ISBLANK([.$G38]);ISBLANK([.$H38]))));NOT(ISBLANK([.$J38])))" office:value-type="boolean" office:boolean-value="false" calcext:value-type="boolean">
            <text:p>FALSE</text:p>
          </table:table-cell>
          <table:table-cell table:style-name="ce115" table:formula="of:=AND(AND(ISBLANK([.$E38]);AND(ISBLANK([.$F38]);AND(ISBLANK([.$G38]);ISBLANK([.$H38]))));NOT(ISBLANK([.$K38])))" office:value-type="boolean" office:boolean-value="false" calcext:value-type="boolean">
            <text:p>FALSE</text:p>
          </table:table-cell>
          <table:table-cell table:style-name="ce115" table:formula="of:=AND(AND(ISBLANK([.$E38]);AND(ISBLANK([.$F38]);AND(ISBLANK([.$G38]);ISBLANK([.$H38]))));NOT(ISBLANK([.$L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-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112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113" table:formula="of:=AND(ISBLANK([.$E40]);NOT(ISBLANK([.$I40])))" office:value-type="boolean" office:boolean-value="false" calcext:value-type="boolean">
            <text:p>FALSE</text:p>
          </table:table-cell>
          <table:table-cell table:style-name="ce115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115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115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115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AutoTargets</text:p>
          </table:table-cell>
          <table:table-cell table:style-name="ce92"/>
          <table:table-cell table:number-columns-repeated="2"/>
          <table:table-cell table:style-name="ce10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+</text:p>
          </table:table-cell>
          <table:table-cell/>
          <table:table-cell table:style-name="ce98" office:value-type="string" calcext:value-type="string">
            <text:p>h</text:p>
          </table:table-cell>
          <table:table-cell table:style-name="ce103" office:value-type="string" calcext:value-type="string">
            <text:p><text:span text:style-name="T7">Throttle-Paddle O_M </text:span><text:span text:style-name="T8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12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13" table:formula="of:=AND(ISBLANK([.$E43]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-</text:p>
          </table:table-cell>
          <table:table-cell/>
          <table:table-cell table:style-name="ce98" office:value-type="string" calcext:value-type="string">
            <text:p>L_SHIFT h</text:p>
          </table:table-cell>
          <table:table-cell table:style-name="ce103" office:value-type="string" calcext:value-type="string">
            <text:p><text:span text:style-name="T7">Throttle-Paddle O_M </text:span><text:span text:style-name="T8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12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13" table:formula="of:=AND(ISBLANK([.$E45]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+</text:p>
          </table:table-cell>
          <table:table-cell table:number-columns-repeated="2"/>
          <table:table-cell table:style-name="ce103" office:value-type="string" calcext:value-type="string">
            <text:p><text:span text:style-name="T7">Throttle-Paddle O_U </text:span><text:span text:style-name="T8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-</text:p>
          </table:table-cell>
          <table:table-cell table:number-columns-repeated="2"/>
          <table:table-cell table:style-name="ce103" office:value-type="string" calcext:value-type="string">
            <text:p><text:span text:style-name="T7">Throttle-Paddle O_U </text:span><text:span text:style-name="T8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+</text:p>
          </table:table-cell>
          <table:table-cell/>
          <table:table-cell table:style-name="ce98" office:value-type="string" calcext:value-type="string">
            <text:p>t</text:p>
          </table:table-cell>
          <table:table-cell table:style-name="ce103" office:value-type="string" calcext:value-type="string">
            <text:p><text:span text:style-name="T7">Throttle-Paddle I_M </text:span><text:span text:style-name="T8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T16KTR_TH<text:span text:style-name="T4">-TRDR-R</text:span> [I_M]</text:p>
            <text:p>T16KJG_TH-<text:span text:style-name="T4">ZROT-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9]));OR(NOT(ISBLANK([.$F49]));OR(NOT(ISBLANK([.$G49]));NOT(ISBLANK([.$H49])))))" office:value-type="boolean" office:boolean-value="true" calcext:value-type="boolean">
            <text:p>TRUE</text:p>
          </table:table-cell>
          <table:table-cell table:style-name="ce112" table:formula="of:=OR(OR(OR(IF([.$P49]=1);IF([.$Q49]=1));IF([.$R49]=1));IF([.$S49]=1))" office:value-type="boolean" office:boolean-value="false" calcext:value-type="boolean">
            <text:p>FALSE</text:p>
          </table:table-cell>
          <table:table-cell table:style-name="ce113" table:formula="of:=AND(ISBLANK([.$E49]);NOT(ISBLANK([.$I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I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J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K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L4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-</text:p>
          </table:table-cell>
          <table:table-cell/>
          <table:table-cell table:style-name="ce98" office:value-type="string" calcext:value-type="string">
            <text:p>L_SHIFT t</text:p>
          </table:table-cell>
          <table:table-cell table:style-name="ce103" office:value-type="string" calcext:value-type="string">
            <text:p><text:span text:style-name="T7">Throttle-Paddle I_M </text:span><text:span text:style-name="T8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L_SHIFT t</text:p>
          </table:table-cell>
          <table:table-cell table:style-name="ce102" office:value-type="string" calcext:value-type="string">
            <text:p>T16KTR_TH<text:span text:style-name="T4">-TRDR-L</text:span> [I_M]</text:p>
            <text:p>T16KJG_TH-<text:span text:style-name="T4">ZROT-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12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13" table:formula="of:=AND(ISBLANK([.$E51]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u</text:p>
          </table:table-cell>
          <table:table-cell table:style-name="ce103" office:value-type="string" calcext:value-type="string">
            <text:p><text:span text:style-name="T7">Throttle-Paddle I_D </text:span><text:span text:style-name="T8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L_SHIFT u</text:p>
          </table:table-cell>
          <table:table-cell table:style-name="ce103" office:value-type="string" calcext:value-type="string">
            <text:p><text:span text:style-name="T7">Throttle-Paddle I_D </text:span><text:span text:style-name="T8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 office:value-type="string" calcext:value-type="string">
            <text:p>Comm</text:p>
          </table:table-cell>
          <table:table-cell table:style-name="ce92" office:value-type="string" calcext:value-type="string">
            <text:p>Radio</text:p>
          </table:table-cell>
          <table:table-cell table:number-columns-repeated="2"/>
          <table:table-cell table:style-name="ce103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1 Up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12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13" table:formula="of:=AND(ISBLANK([.$E55]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1 Down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6]));OR(NOT(ISBLANK([.$F56]));OR(NOT(ISBLANK([.$G56]));NOT(ISBLANK([.$H56])))))" office:value-type="boolean" office:boolean-value="true" calcext:value-type="boolean">
            <text:p>TRUE</text:p>
          </table:table-cell>
          <table:table-cell table:style-name="ce112" table:formula="of:=OR(OR(OR(IF([.$P56]=1);IF([.$Q56]=1));IF([.$R56]=1));IF([.$S56]=1))" office:value-type="boolean" office:boolean-value="false" calcext:value-type="boolean">
            <text:p>FALSE</text:p>
          </table:table-cell>
          <table:table-cell table:style-name="ce113" table:formula="of:=AND(ISBLANK([.$E56]);NOT(ISBLANK([.$I56])))" office:value-type="boolean" office:boolean-value="false" calcext:value-type="boolean">
            <text:p>FALSE</text:p>
          </table:table-cell>
          <table:table-cell table:style-name="ce115" table:formula="of:=AND(AND(ISBLANK([.$E56]);AND(ISBLANK([.$F56]);AND(ISBLANK([.$G56]);ISBLANK([.$H56]))));NOT(ISBLANK([.$I56])))" office:value-type="boolean" office:boolean-value="false" calcext:value-type="boolean">
            <text:p>FALSE</text:p>
          </table:table-cell>
          <table:table-cell table:style-name="ce115" table:formula="of:=AND(AND(ISBLANK([.$E56]);AND(ISBLANK([.$F56]);AND(ISBLANK([.$G56]);ISBLANK([.$H56]))));NOT(ISBLANK([.$J56])))" office:value-type="boolean" office:boolean-value="false" calcext:value-type="boolean">
            <text:p>FALSE</text:p>
          </table:table-cell>
          <table:table-cell table:style-name="ce115" table:formula="of:=AND(AND(ISBLANK([.$E56]);AND(ISBLANK([.$F56]);AND(ISBLANK([.$G56]);ISBLANK([.$H56]))));NOT(ISBLANK([.$K56])))" office:value-type="boolean" office:boolean-value="false" calcext:value-type="boolean">
            <text:p>FALSE</text:p>
          </table:table-cell>
          <table:table-cell table:style-name="ce115" table:formula="of:=AND(AND(ISBLANK([.$E56]);AND(ISBLANK([.$F56]);AND(ISBLANK([.$G56]);ISBLANK([.$H56]))));NOT(ISBLANK([.$L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1 Switch/PTT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12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13" table:formula="of:=AND(ISBLANK([.$E57]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2 Up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9]));OR(NOT(ISBLANK([.$F59]));OR(NOT(ISBLANK([.$G59]));NOT(ISBLANK([.$H59])))))" office:value-type="boolean" office:boolean-value="true" calcext:value-type="boolean">
            <text:p>TRUE</text:p>
          </table:table-cell>
          <table:table-cell table:style-name="ce112" table:formula="of:=OR(OR(OR(IF([.$P59]=1);IF([.$Q59]=1));IF([.$R59]=1));IF([.$S59]=1))" office:value-type="boolean" office:boolean-value="false" calcext:value-type="boolean">
            <text:p>FALSE</text:p>
          </table:table-cell>
          <table:table-cell table:style-name="ce113" table:formula="of:=AND(ISBLANK([.$E59]);NOT(ISBLANK([.$I59])))" office:value-type="boolean" office:boolean-value="false" calcext:value-type="boolean">
            <text:p>FALSE</text:p>
          </table:table-cell>
          <table:table-cell table:style-name="ce115" table:formula="of:=AND(AND(ISBLANK([.$E59]);AND(ISBLANK([.$F59]);AND(ISBLANK([.$G59]);ISBLANK([.$H59]))));NOT(ISBLANK([.$I59])))" office:value-type="boolean" office:boolean-value="false" calcext:value-type="boolean">
            <text:p>FALSE</text:p>
          </table:table-cell>
          <table:table-cell table:style-name="ce115" table:formula="of:=AND(AND(ISBLANK([.$E59]);AND(ISBLANK([.$F59]);AND(ISBLANK([.$G59]);ISBLANK([.$H59]))));NOT(ISBLANK([.$J59])))" office:value-type="boolean" office:boolean-value="false" calcext:value-type="boolean">
            <text:p>FALSE</text:p>
          </table:table-cell>
          <table:table-cell table:style-name="ce115" table:formula="of:=AND(AND(ISBLANK([.$E59]);AND(ISBLANK([.$F59]);AND(ISBLANK([.$G59]);ISBLANK([.$H59]))));NOT(ISBLANK([.$K59])))" office:value-type="boolean" office:boolean-value="false" calcext:value-type="boolean">
            <text:p>FALSE</text:p>
          </table:table-cell>
          <table:table-cell table:style-name="ce115" table:formula="of:=AND(AND(ISBLANK([.$E59]);AND(ISBLANK([.$F59]);AND(ISBLANK([.$G59]);ISBLANK([.$H59]))));NOT(ISBLANK([.$L5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2 Down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12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13" table:formula="of:=AND(ISBLANK([.$E60]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2 Switch/PTT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12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13" table:formula="of:=AND(ISBLANK([.$E61]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3 Up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U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12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13" table:formula="of:=AND(ISBLANK([.$E63]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3 Down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D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12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13" table:formula="of:=AND(ISBLANK([.$E64]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3 Switch/PTT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R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5]));OR(NOT(ISBLANK([.$F65]));OR(NOT(ISBLANK([.$G65]));NOT(ISBLANK([.$H65])))))" office:value-type="boolean" office:boolean-value="true" calcext:value-type="boolean">
            <text:p>TRUE</text:p>
          </table:table-cell>
          <table:table-cell table:style-name="ce112" table:formula="of:=OR(OR(OR(IF([.$P65]=1);IF([.$Q65]=1));IF([.$R65]=1));IF([.$S65]=1))" office:value-type="boolean" office:boolean-value="false" calcext:value-type="boolean">
            <text:p>FALSE</text:p>
          </table:table-cell>
          <table:table-cell table:style-name="ce113" table:formula="of:=AND(ISBLANK([.$E65]);NOT(ISBLANK([.$I65])))" office:value-type="boolean" office:boolean-value="false" calcext:value-type="boolean">
            <text:p>FALSE</text:p>
          </table:table-cell>
          <table:table-cell table:style-name="ce115" table:formula="of:=AND(AND(ISBLANK([.$E65]);AND(ISBLANK([.$F65]);AND(ISBLANK([.$G65]);ISBLANK([.$H65]))));NOT(ISBLANK([.$I65])))" office:value-type="boolean" office:boolean-value="false" calcext:value-type="boolean">
            <text:p>FALSE</text:p>
          </table:table-cell>
          <table:table-cell table:style-name="ce115" table:formula="of:=AND(AND(ISBLANK([.$E65]);AND(ISBLANK([.$F65]);AND(ISBLANK([.$G65]);ISBLANK([.$H65]))));NOT(ISBLANK([.$J65])))" office:value-type="boolean" office:boolean-value="false" calcext:value-type="boolean">
            <text:p>FALSE</text:p>
          </table:table-cell>
          <table:table-cell table:style-name="ce115" table:formula="of:=AND(AND(ISBLANK([.$E65]);AND(ISBLANK([.$F65]);AND(ISBLANK([.$G65]);ISBLANK([.$H65]))));NOT(ISBLANK([.$K65])))" office:value-type="boolean" office:boolean-value="false" calcext:value-type="boolean">
            <text:p>FALSE</text:p>
          </table:table-cell>
          <table:table-cell table:style-name="ce115" table:formula="of:=AND(AND(ISBLANK([.$E65]);AND(ISBLANK([.$F65]);AND(ISBLANK([.$G65]);ISBLANK([.$H65]))));NOT(ISBLANK([.$L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4">Selected</text:span> PTT</text:p>
            <text:p>MISUSE built-in voice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26</text:p>
          </table:table-cell>
          <table:table-cell table:style-name="ce10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12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13" table:formula="of:=AND(ISBLANK([.$E67]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cial/Magic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8]));OR(NOT(ISBLANK([.$F68]));OR(NOT(ISBLANK([.$G68]));NOT(ISBLANK([.$H68])))))" office:value-type="boolean" office:boolean-value="true" calcext:value-type="boolean">
            <text:p>TRUE</text:p>
          </table:table-cell>
          <table:table-cell table:style-name="ce112" table:formula="of:=OR(OR(OR(IF([.$P68]=1);IF([.$Q68]=1));IF([.$R68]=1));IF([.$S68]=1))" office:value-type="boolean" office:boolean-value="false" calcext:value-type="boolean">
            <text:p>FALSE</text:p>
          </table:table-cell>
          <table:table-cell table:style-name="ce113" table:formula="of:=AND(ISBLANK([.$E68]);NOT(ISBLANK([.$I68])))" office:value-type="boolean" office:boolean-value="false" calcext:value-type="boolean">
            <text:p>FALSE</text:p>
          </table:table-cell>
          <table:table-cell table:style-name="ce115" table:formula="of:=AND(AND(ISBLANK([.$E68]);AND(ISBLANK([.$F68]);AND(ISBLANK([.$G68]);ISBLANK([.$H68]))));NOT(ISBLANK([.$I68])))" office:value-type="boolean" office:boolean-value="false" calcext:value-type="boolean">
            <text:p>FALSE</text:p>
          </table:table-cell>
          <table:table-cell table:style-name="ce115" table:formula="of:=AND(AND(ISBLANK([.$E68]);AND(ISBLANK([.$F68]);AND(ISBLANK([.$G68]);ISBLANK([.$H68]))));NOT(ISBLANK([.$J68])))" office:value-type="boolean" office:boolean-value="false" calcext:value-type="boolean">
            <text:p>FALSE</text:p>
          </table:table-cell>
          <table:table-cell table:style-name="ce115" table:formula="of:=AND(AND(ISBLANK([.$E68]);AND(ISBLANK([.$F68]);AND(ISBLANK([.$G68]);ISBLANK([.$H68]))));NOT(ISBLANK([.$K68])))" office:value-type="boolean" office:boolean-value="false" calcext:value-type="boolean">
            <text:p>FALSE</text:p>
          </table:table-cell>
          <table:table-cell table:style-name="ce115" table:formula="of:=AND(AND(ISBLANK([.$E68]);AND(ISBLANK([.$F68]);AND(ISBLANK([.$G68]);ISBLANK([.$H68]))));NOT(ISBLANK([.$L6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Ground/Intercom</text:p>
          </table:table-cell>
          <table:table-cell/>
          <table:table-cell table:style-name="ce97"/>
          <table:table-cell table:style-name="ce102" office:value-type="string" calcext:value-type="string">
            <text:p>T16KTR_<text:span text:style-name="T4">TH-H1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9]));OR(NOT(ISBLANK([.$F69]));OR(NOT(ISBLANK([.$G69]));NOT(ISBLANK([.$H69])))))" office:value-type="boolean" office:boolean-value="true" calcext:value-type="boolean">
            <text:p>TRUE</text:p>
          </table:table-cell>
          <table:table-cell table:style-name="ce112" table:formula="of:=OR(OR(OR(IF([.$P69]=1);IF([.$Q69]=1));IF([.$R69]=1));IF([.$S69]=1))" office:value-type="boolean" office:boolean-value="false" calcext:value-type="boolean">
            <text:p>FALSE</text:p>
          </table:table-cell>
          <table:table-cell table:style-name="ce113" table:formula="of:=AND(ISBLANK([.$E69]);NOT(ISBLANK([.$I69])))" office:value-type="boolean" office:boolean-value="false" calcext:value-type="boolean">
            <text:p>FALSE</text:p>
          </table:table-cell>
          <table:table-cell table:style-name="ce115" table:formula="of:=AND(AND(ISBLANK([.$E69]);AND(ISBLANK([.$F69]);AND(ISBLANK([.$G69]);ISBLANK([.$H69]))));NOT(ISBLANK([.$I69])))" office:value-type="boolean" office:boolean-value="false" calcext:value-type="boolean">
            <text:p>FALSE</text:p>
          </table:table-cell>
          <table:table-cell table:style-name="ce115" table:formula="of:=AND(AND(ISBLANK([.$E69]);AND(ISBLANK([.$F69]);AND(ISBLANK([.$G69]);ISBLANK([.$H69]))));NOT(ISBLANK([.$J69])))" office:value-type="boolean" office:boolean-value="false" calcext:value-type="boolean">
            <text:p>FALSE</text:p>
          </table:table-cell>
          <table:table-cell table:style-name="ce115" table:formula="of:=AND(AND(ISBLANK([.$E69]);AND(ISBLANK([.$F69]);AND(ISBLANK([.$G69]);ISBLANK([.$H69]))));NOT(ISBLANK([.$K69])))" office:value-type="boolean" office:boolean-value="false" calcext:value-type="boolean">
            <text:p>FALSE</text:p>
          </table:table-cell>
          <table:table-cell table:style-name="ce115" table:formula="of:=AND(AND(ISBLANK([.$E69]);AND(ISBLANK([.$F69]);AND(ISBLANK([.$G69]);ISBLANK([.$H69]))));NOT(ISBLANK([.$L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ux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2" draw:text-style-name="P2" svg:width="111.15pt" svg:height="28.09pt" svg:x="377.21pt" svg:y="1831.07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32</text:p>
          </table:table-cell>
          <table:table-cell table:style-name="ce102" office:value-type="string" calcext:value-type="string">
            <text:p>T16KJG_<text:span text:style-name="T4">TH-2</text:span> [O_<text:span text:style-name="T4">M</text:span>]</text:p>
            <text:p>T16KTR_<text:span text:style-name="T4">TH-2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12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113" table:formula="of:=AND(ISBLANK([.$E71]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5">Whisper</text:span> PTT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30</text:p>
          </table:table-cell>
          <table:table-cell table:style-name="ce102" office:value-type="string" calcext:value-type="string">
            <text:p>T16KJG_<text:span text:style-name="T4">TH-2</text:span> [O_U]</text:p>
            <text:p>T16KTR_<text:span text:style-name="T4">TH-2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2]));OR(NOT(ISBLANK([.$F72]));OR(NOT(ISBLANK([.$G72]));NOT(ISBLANK([.$H72])))))" office:value-type="boolean" office:boolean-value="true" calcext:value-type="boolean">
            <text:p>TRUE</text:p>
          </table:table-cell>
          <table:table-cell table:style-name="ce112" table:formula="of:=OR(OR(OR(IF([.$P72]=1);IF([.$Q72]=1));IF([.$R72]=1));IF([.$S72]=1))" office:value-type="boolean" office:boolean-value="false" calcext:value-type="boolean">
            <text:p>FALSE</text:p>
          </table:table-cell>
          <table:table-cell table:style-name="ce113" table:formula="of:=AND(ISBLANK([.$E72]);NOT(ISBLANK([.$I72])))" office:value-type="boolean" office:boolean-value="false" calcext:value-type="boolean">
            <text:p>FALSE</text:p>
          </table:table-cell>
          <table:table-cell table:style-name="ce115" table:formula="of:=AND(AND(ISBLANK([.$E72]);AND(ISBLANK([.$F72]);AND(ISBLANK([.$G72]);ISBLANK([.$H72]))));NOT(ISBLANK([.$I72])))" office:value-type="boolean" office:boolean-value="false" calcext:value-type="boolean">
            <text:p>FALSE</text:p>
          </table:table-cell>
          <table:table-cell table:style-name="ce115" table:formula="of:=AND(AND(ISBLANK([.$E72]);AND(ISBLANK([.$F72]);AND(ISBLANK([.$G72]);ISBLANK([.$H72]))));NOT(ISBLANK([.$J72])))" office:value-type="boolean" office:boolean-value="false" calcext:value-type="boolean">
            <text:p>FALSE</text:p>
          </table:table-cell>
          <table:table-cell table:style-name="ce115" table:formula="of:=AND(AND(ISBLANK([.$E72]);AND(ISBLANK([.$F72]);AND(ISBLANK([.$G72]);ISBLANK([.$H72]))));NOT(ISBLANK([.$K72])))" office:value-type="boolean" office:boolean-value="false" calcext:value-type="boolean">
            <text:p>FALSE</text:p>
          </table:table-cell>
          <table:table-cell table:style-name="ce115" table:formula="of:=AND(AND(ISBLANK([.$E72]);AND(ISBLANK([.$F72]);AND(ISBLANK([.$G72]);ISBLANK([.$H72]))));NOT(ISBLANK([.$L7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3" draw:text-style-name="P2" svg:width="127.47pt" svg:height="45.52pt" svg:x="377.21pt" svg:y="1883.88pt" draw:caption-point-x="-17.29pt" draw:caption-point-y="-10.01pt">
              <dc:date>2019-10-01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29</text:p>
          </table:table-cell>
          <table:table-cell table:style-name="ce102" office:value-type="string" calcext:value-type="string">
            <text:p>T16KJG_<text:span text:style-name="T4">TH-2</text:span> [O_D]</text:p>
            <text:p>T16KTR_<text:span text:style-name="T4">TH-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12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13" table:formula="of:=AND(ISBLANK([.$E73]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4">COVAS</text:span> PTT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DX28</text:p>
          </table:table-cell>
          <table:table-cell table:style-name="ce102" office:value-type="string" calcext:value-type="string">
            <text:p>T16KJG_<text:span text:style-name="T4">TH-2</text:span> [I_<text:span text:style-name="T4">M</text:span>]</text:p>
            <text:p>T16KTR_<text:span text:style-name="T4">TH-2</text:span> [I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5]));OR(NOT(ISBLANK([.$F75]));OR(NOT(ISBLANK([.$G75]));NOT(ISBLANK([.$H75])))))" office:value-type="boolean" office:boolean-value="true" calcext:value-type="boolean">
            <text:p>TRUE</text:p>
          </table:table-cell>
          <table:table-cell table:style-name="ce112" table:formula="of:=OR(OR(OR(IF([.$P75]=1);IF([.$Q75]=1));IF([.$R75]=1));IF([.$S75]=1))" office:value-type="boolean" office:boolean-value="false" calcext:value-type="boolean">
            <text:p>FALSE</text:p>
          </table:table-cell>
          <table:table-cell table:style-name="ce113" table:formula="of:=AND(ISBLANK([.$E75]);NOT(ISBLANK([.$I75])))" office:value-type="boolean" office:boolean-value="false" calcext:value-type="boolean">
            <text:p>FALSE</text:p>
          </table:table-cell>
          <table:table-cell table:style-name="ce115" table:formula="of:=AND(AND(ISBLANK([.$E75]);AND(ISBLANK([.$F75]);AND(ISBLANK([.$G75]);ISBLANK([.$H75]))));NOT(ISBLANK([.$I75])))" office:value-type="boolean" office:boolean-value="false" calcext:value-type="boolean">
            <text:p>FALSE</text:p>
          </table:table-cell>
          <table:table-cell table:style-name="ce115" table:formula="of:=AND(AND(ISBLANK([.$E75]);AND(ISBLANK([.$F75]);AND(ISBLANK([.$G75]);ISBLANK([.$H75]))));NOT(ISBLANK([.$J75])))" office:value-type="boolean" office:boolean-value="false" calcext:value-type="boolean">
            <text:p>FALSE</text:p>
          </table:table-cell>
          <table:table-cell table:style-name="ce115" table:formula="of:=AND(AND(ISBLANK([.$E75]);AND(ISBLANK([.$F75]);AND(ISBLANK([.$G75]);ISBLANK([.$H75]))));NOT(ISBLANK([.$K75])))" office:value-type="boolean" office:boolean-value="false" calcext:value-type="boolean">
            <text:p>FALSE</text:p>
          </table:table-cell>
          <table:table-cell table:style-name="ce115" table:formula="of:=AND(AND(ISBLANK([.$E75]);AND(ISBLANK([.$F75]);AND(ISBLANK([.$G75]);ISBLANK([.$H75]))));NOT(ISBLANK([.$L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RESERVED</text:p>
          </table:table-cell>
          <table:table-cell office:value-type="string" calcext:value-type="string">
            <text:p>Elite Dangerous</text:p>
          </table:table-cell>
          <table:table-cell table:style-name="ce97"/>
          <table:table-cell table:style-name="ce102" office:value-type="string" calcext:value-type="string">
            <text:p>T16KJG_<text:span text:style-name="T4">TH-2</text:span> [I_U]</text:p>
            <text:p>T16KTR_<text:span text:style-name="T4">TH-2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6]));OR(NOT(ISBLANK([.$F76]));OR(NOT(ISBLANK([.$G76]));NOT(ISBLANK([.$H76])))))" office:value-type="boolean" office:boolean-value="true" calcext:value-type="boolean">
            <text:p>TRUE</text:p>
          </table:table-cell>
          <table:table-cell table:style-name="ce112" table:formula="of:=OR(OR(OR(IF([.$P76]=1);IF([.$Q76]=1));IF([.$R76]=1));IF([.$S76]=1))" office:value-type="boolean" office:boolean-value="false" calcext:value-type="boolean">
            <text:p>FALSE</text:p>
          </table:table-cell>
          <table:table-cell table:style-name="ce113" table:formula="of:=AND(ISBLANK([.$E76]);NOT(ISBLANK([.$I76])))" office:value-type="boolean" office:boolean-value="false" calcext:value-type="boolean">
            <text:p>FALSE</text:p>
          </table:table-cell>
          <table:table-cell table:style-name="ce115" table:formula="of:=AND(AND(ISBLANK([.$E76]);AND(ISBLANK([.$F76]);AND(ISBLANK([.$G76]);ISBLANK([.$H76]))));NOT(ISBLANK([.$I76])))" office:value-type="boolean" office:boolean-value="false" calcext:value-type="boolean">
            <text:p>FALSE</text:p>
          </table:table-cell>
          <table:table-cell table:style-name="ce115" table:formula="of:=AND(AND(ISBLANK([.$E76]);AND(ISBLANK([.$F76]);AND(ISBLANK([.$G76]);ISBLANK([.$H76]))));NOT(ISBLANK([.$J76])))" office:value-type="boolean" office:boolean-value="false" calcext:value-type="boolean">
            <text:p>FALSE</text:p>
          </table:table-cell>
          <table:table-cell table:style-name="ce115" table:formula="of:=AND(AND(ISBLANK([.$E76]);AND(ISBLANK([.$F76]);AND(ISBLANK([.$G76]);ISBLANK([.$H76]))));NOT(ISBLANK([.$K76])))" office:value-type="boolean" office:boolean-value="false" calcext:value-type="boolean">
            <text:p>FALSE</text:p>
          </table:table-cell>
          <table:table-cell table:style-name="ce115" table:formula="of:=AND(AND(ISBLANK([.$E76]);AND(ISBLANK([.$F76]);AND(ISBLANK([.$G76]);ISBLANK([.$H76]))));NOT(ISBLANK([.$L7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RESERVED</text:p>
          </table:table-cell>
          <table:table-cell office:value-type="string" calcext:value-type="string">
            <text:p>Elite Dangerous</text:p>
          </table:table-cell>
          <table:table-cell table:style-name="ce97"/>
          <table:table-cell table:style-name="ce102" office:value-type="string" calcext:value-type="string">
            <text:p>T16KJG_<text:span text:style-name="T4">TH-2</text:span> [I_D]</text:p>
            <text:p>T16KTR_<text:span text:style-name="T4">TH-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7]));OR(NOT(ISBLANK([.$F77]));OR(NOT(ISBLANK([.$G77]));NOT(ISBLANK([.$H77])))))" office:value-type="boolean" office:boolean-value="true" calcext:value-type="boolean">
            <text:p>TRUE</text:p>
          </table:table-cell>
          <table:table-cell table:style-name="ce112" table:formula="of:=OR(OR(OR(IF([.$P77]=1);IF([.$Q77]=1));IF([.$R77]=1));IF([.$S77]=1))" office:value-type="boolean" office:boolean-value="false" calcext:value-type="boolean">
            <text:p>FALSE</text:p>
          </table:table-cell>
          <table:table-cell table:style-name="ce113" table:formula="of:=AND(ISBLANK([.$E77]);NOT(ISBLANK([.$I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I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J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K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L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Quick Power</text:p>
          </table:table-cell>
          <table:table-cell table:style-name="ce92" office:value-type="string" calcext:value-type="string">
            <text:p>AirBrake ENGAGE</text:p>
          </table:table-cell>
          <table:table-cell table:number-columns-repeated="2"/>
          <table:table-cell table:style-name="ce104" office:value-type="string" calcext:value-type="string">
            <text:p><text:span text:style-name="T6">Ship O_M </text:span>L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Reset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PGDN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9]));OR(NOT(ISBLANK([.$F79]));OR(NOT(ISBLANK([.$G79]));NOT(ISBLANK([.$H79])))))" office:value-type="boolean" office:boolean-value="true" calcext:value-type="boolean">
            <text:p>TRUE</text:p>
          </table:table-cell>
          <table:table-cell table:style-name="ce112" table:formula="of:=OR(OR(OR(IF([.$P79]=1);IF([.$Q79]=1));IF([.$R79]=1));IF([.$S79]=1))" office:value-type="boolean" office:boolean-value="false" calcext:value-type="boolean">
            <text:p>FALSE</text:p>
          </table:table-cell>
          <table:table-cell table:style-name="ce113" table:formula="of:=AND(ISBLANK([.$E79]);NOT(ISBLANK([.$I79])))" office:value-type="boolean" office:boolean-value="false" calcext:value-type="boolean">
            <text:p>FALSE</text:p>
          </table:table-cell>
          <table:table-cell table:style-name="ce115" table:formula="of:=AND(AND(ISBLANK([.$E79]);AND(ISBLANK([.$F79]);AND(ISBLANK([.$G79]);ISBLANK([.$H79]))));NOT(ISBLANK([.$I79])))" office:value-type="boolean" office:boolean-value="false" calcext:value-type="boolean">
            <text:p>FALSE</text:p>
          </table:table-cell>
          <table:table-cell table:style-name="ce115" table:formula="of:=AND(AND(ISBLANK([.$E79]);AND(ISBLANK([.$F79]);AND(ISBLANK([.$G79]);ISBLANK([.$H79]))));NOT(ISBLANK([.$J79])))" office:value-type="boolean" office:boolean-value="false" calcext:value-type="boolean">
            <text:p>FALSE</text:p>
          </table:table-cell>
          <table:table-cell table:style-name="ce115" table:formula="of:=AND(AND(ISBLANK([.$E79]);AND(ISBLANK([.$F79]);AND(ISBLANK([.$G79]);ISBLANK([.$H79]))));NOT(ISBLANK([.$K79])))" office:value-type="boolean" office:boolean-value="false" calcext:value-type="boolean">
            <text:p>FALSE</text:p>
          </table:table-cell>
          <table:table-cell table:style-name="ce115" table:formula="of:=AND(AND(ISBLANK([.$E79]);AND(ISBLANK([.$F79]);AND(ISBLANK([.$G79]);ISBLANK([.$H79]))));NOT(ISBLANK([.$L7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irBrake CANCEL</text:p>
          </table:table-cell>
          <table:table-cell table:number-columns-repeated="2"/>
          <table:table-cell table:style-name="ce104" office:value-type="string" calcext:value-type="string">
            <text:p><text:span text:style-name="T6">Ship 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Weapons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INS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1]));OR(NOT(ISBLANK([.$F81]));OR(NOT(ISBLANK([.$G81]));NOT(ISBLANK([.$H81])))))" office:value-type="boolean" office:boolean-value="true" calcext:value-type="boolean">
            <text:p>TRUE</text:p>
          </table:table-cell>
          <table:table-cell table:style-name="ce112" table:formula="of:=OR(OR(OR(IF([.$P81]=1);IF([.$Q81]=1));IF([.$R81]=1));IF([.$S81]=1))" office:value-type="boolean" office:boolean-value="false" calcext:value-type="boolean">
            <text:p>FALSE</text:p>
          </table:table-cell>
          <table:table-cell table:style-name="ce113" table:formula="of:=AND(ISBLANK([.$E81]);NOT(ISBLANK([.$I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I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J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K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L8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Steering</text:p>
          </table:table-cell>
          <table:table-cell table:number-columns-repeated="2"/>
          <table:table-cell table:style-name="ce104" office:value-type="string" calcext:value-type="string">
            <text:p><text:span text:style-name="T6">Ship 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Engines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PGUP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3]));OR(NOT(ISBLANK([.$F83]));OR(NOT(ISBLANK([.$G83]));NOT(ISBLANK([.$H83])))))" office:value-type="boolean" office:boolean-value="true" calcext:value-type="boolean">
            <text:p>TRUE</text:p>
          </table:table-cell>
          <table:table-cell table:style-name="ce112" table:formula="of:=OR(OR(OR(IF([.$P83]=1);IF([.$Q83]=1));IF([.$R83]=1));IF([.$S83]=1))" office:value-type="boolean" office:boolean-value="false" calcext:value-type="boolean">
            <text:p>FALSE</text:p>
          </table:table-cell>
          <table:table-cell table:style-name="ce113" table:formula="of:=AND(ISBLANK([.$E83]);NOT(ISBLANK([.$I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I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J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K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L8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Brake</text:p>
          </table:table-cell>
          <table:table-cell table:number-columns-repeated="2"/>
          <table:table-cell table:style-name="ce104" office:value-type="string" calcext:value-type="string">
            <text:p><text:span text:style-name="T6">Ship 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Systems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HOME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12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13" table:formula="of:=AND(ISBLANK([.$E85]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adiness</text:p>
          </table:table-cell>
          <table:table-cell table:number-columns-repeated="4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Lockouts,</text:p>
            <text:p>Accessories</text:p>
          </table:table-cell>
          <table:table-cell table:style-name="ce92" office:value-type="string" calcext:value-type="string">
            <text:p>Tool</text:p>
          </table:table-cell>
          <table:table-cell table:number-columns-repeated="2"/>
          <table:table-cell table:style-name="ce105" office:value-type="string" calcext:value-type="string">
            <text:p>Ship O_D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argo Scoop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12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13" table:formula="of:=AND(ISBLANK([.$E88]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ights</text:p>
          </table:table-cell>
          <table:table-cell table:number-columns-repeated="2"/>
          <table:table-cell table:style-name="ce105" office:value-type="string" calcext:value-type="string">
            <text:p>Ship O_D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12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13" table:formula="of:=AND(ISBLANK([.$E90]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Master OFF</text:p>
          </table:table-cell>
          <table:table-cell table:number-columns-repeated="2"/>
          <table:table-cell table:style-name="ce105" office:value-type="string" calcext:value-type="string">
            <text:p>Ship O_D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4" draw:text-style-name="P2" svg:width="150.46pt" svg:height="60.52pt" svg:x="377.21pt" svg:y="2385.4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L_ALT r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12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13" table:formula="of:=AND(ISBLANK([.$E92]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EMCON</text:p>
          </table:table-cell>
          <table:table-cell table:number-columns-repeated="2"/>
          <table:table-cell table:style-name="ce105" office:value-type="string" calcext:value-type="string">
            <text:p>Ship O_D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4" draw:text-style-name="P2" svg:width="150.46pt" svg:height="60.52pt" svg:x="377.21pt" svg:y="2438.28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L_ALT h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12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13" table:formula="of:=AND(ISBLANK([.$E94]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Gear</text:p>
          </table:table-cell>
          <table:table-cell table:style-name="ce92" office:value-type="string" calcext:value-type="string">
            <text:p>Drag Chute</text:p>
          </table:table-cell>
          <table:table-cell table:number-columns-repeated="2"/>
          <table:table-cell table:style-name="ce105" office:value-type="string" calcext:value-type="string">
            <text:p>Ship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table:style-name="ce99"/>
          <table:table-cell table:style-name="ce105" office:value-type="string" calcext:value-type="string">
            <text:p>Ship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h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12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13" table:formula="of:=AND(ISBLANK([.$E97]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Up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9">Ship I_M </text:span><text:span text:style-name="T1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Down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9">Ship I_M </text:span><text:span text:style-name="T1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Panels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 Panel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9">Ship I_U </text:span><text:span text:style-name="T1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Nav Panel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F2</text:p>
          </table:table-cell>
          <table:table-cell table:style-name="ce102" office:value-type="string" calcext:value-type="string">
            <text:p>T16KTR_TH<text:span text:style-name="T4">-H3U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12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13" table:formula="of:=AND(ISBLANK([.$E102]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 Panel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9">Ship I_U </text:span><text:span text:style-name="T1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nfig Panel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F3</text:p>
          </table:table-cell>
          <table:table-cell table:style-name="ce102" office:value-type="string" calcext:value-type="string">
            <text:p>T16KTR_TH<text:span text:style-name="T4">-H3D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04]));OR(NOT(ISBLANK([.$F104]));OR(NOT(ISBLANK([.$G104]));NOT(ISBLANK([.$H104])))))" office:value-type="boolean" office:boolean-value="true" calcext:value-type="boolean">
            <text:p>TRUE</text:p>
          </table:table-cell>
          <table:table-cell table:style-name="ce112" table:formula="of:=OR(OR(OR(IF([.$P104]=1);IF([.$Q104]=1));IF([.$R104]=1));IF([.$S104]=1))" office:value-type="boolean" office:boolean-value="false" calcext:value-type="boolean">
            <text:p>FALSE</text:p>
          </table:table-cell>
          <table:table-cell table:style-name="ce113" table:formula="of:=AND(ISBLANK([.$E104]);NOT(ISBLANK([.$I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K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J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K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L10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Center Panel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9">Ship I_U </text:span><text:span text:style-name="T1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Panel Role</text:p>
          </table:table-cell>
          <table:table-cell office:value-type="string" calcext:value-type="string">
            <text:p>Elite Dangerous</text:p>
          </table:table-cell>
          <table:table-cell table:style-name="ce97"/>
          <table:table-cell table:style-name="ce102"/>
          <table:table-cell table:style-name="ce107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12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113" table:formula="of:=AND(ISBLANK([.$E106]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Options (ESC)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ESC</text:p>
          </table:table-cell>
          <table:table-cell table:style-name="ce102" office:value-type="string" calcext:value-type="string">
            <text:p>T16KTR_TH<text:span text:style-name="T4">-H3L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12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13" table:formula="of:=AND(ISBLANK([.$E107]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orward Panel OR View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9">Ship I_U </text:span><text:span text:style-name="T1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Panel</text:p>
          </table:table-cell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3R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09]));OR(NOT(ISBLANK([.$F109]));OR(NOT(ISBLANK([.$G109]));NOT(ISBLANK([.$H109])))))" office:value-type="boolean" office:boolean-value="true" calcext:value-type="boolean">
            <text:p>TRUE</text:p>
          </table:table-cell>
          <table:table-cell table:style-name="ce112" table:formula="of:=OR(OR(OR(IF([.$P109]=1);IF([.$Q109]=1));IF([.$R109]=1));IF([.$S109]=1))" office:value-type="boolean" office:boolean-value="false" calcext:value-type="boolean">
            <text:p>FALSE</text:p>
          </table:table-cell>
          <table:table-cell table:style-name="ce113" table:formula="of:=AND(ISBLANK([.$E109]);NOT(ISBLANK([.$I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K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J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K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L10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ference,</text:p>
            <text:p>Quick Nav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Waypoint Designate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9">Ship I_D </text:span><text:span text:style-name="T1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12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113" table:formula="of:=AND(ISBLANK([.$E112]);NOT(ISBLANK([.$I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4" office:value-type="string" calcext:value-type="string">
            <text:p>Event Mark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9">Ship I_D </text:span><text:span text:style-name="T1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Forward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9">Ship I_D </text:span><text:span text:style-name="T1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Back</text:p>
          </table:table-cell>
          <table:table-cell/>
          <table:table-cell table:style-name="ce99"/>
          <table:table-cell table:style-name="ce98" office:value-type="string" calcext:value-type="string">
            <text:p><text:span text:style-name="T9">Ship I_D </text:span><text:span text:style-name="T1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Targeting</text:p>
          </table:table-cell>
          <table:table-cell table:style-name="ce92" office:value-type="string" calcext:value-type="string">
            <text:p>Ahead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y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12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113" table:formula="of:=AND(ISBLANK([.$E117]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hreat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9]));OR(NOT(ISBLANK([.$F119]));OR(NOT(ISBLANK([.$G119]));NOT(ISBLANK([.$H119])))))" office:value-type="boolean" office:boolean-value="true" calcext:value-type="boolean">
            <text:p>TRUE</text:p>
          </table:table-cell>
          <table:table-cell table:style-name="ce112" table:formula="of:=OR(OR(OR(IF([.$P119]=1);IF([.$Q119]=1));IF([.$R119]=1));IF([.$S119]=1))" office:value-type="boolean" office:boolean-value="false" calcext:value-type="boolean">
            <text:p>FALSE</text:p>
          </table:table-cell>
          <table:table-cell table:style-name="ce113" table:formula="of:=AND(ISBLANK([.$E119]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K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J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K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L1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+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112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113" table:formula="of:=AND(ISBLANK([.$E121]);NOT(ISBLANK([.$I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-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12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13" table:formula="of:=AND(ISBLANK([.$E123]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head (Subsystem)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ttacker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+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-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Un-Cage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Of Interest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Intelligence,</text:p>
            <text:p>Accessory</text:p>
          </table:table-cell>
          <table:table-cell table:style-name="ce95" office:value-type="string" calcext:value-type="string">
            <text:p>Variant Unique</text:p>
          </table:table-cell>
          <table:table-cell table:style-name="ce96" office:value-type="string" calcext:value-type="string">
            <text:p><text:span text:style-name="T6">Sensors</text:span> <text:span text:style-name="T6">I_D</text:span></text:p>
          </table:table-cell>
          <table:table-cell table:number-columns-repeated="2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02" office:value-type="string" calcext:value-type="string">
            <text:p>T16KTR_TH<text:span text:style-name="T4">-H3U</text:span> [I_D]</text:p>
          </table:table-cell>
          <table:table-cell table:style-name="ce107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112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113" table:formula="of:=AND(ISBLANK([.$E131]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02" office:value-type="string" calcext:value-type="string">
            <text:p>T16KTR_TH<text:span text:style-name="T4">-H3D</text:span> [I_D]</text:p>
          </table:table-cell>
          <table:table-cell table:style-name="ce107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12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113" table:formula="of:=AND(ISBLANK([.$E132]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44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132">
            <calcext:condition calcext:apply-style-name="Bad" calcext:value="=1" calcext:base-cell-address="Commands.N3"/>
          </calcext:conditional-format>
          <calcext:conditional-format calcext:target-range-address="Commands.M25:Commands.M27 Commands.M38:Commands.M38 Commands.M40:Commands.M40 Commands.M23:Commands.M23 Commands.M4:Commands.M4 Commands.M6:Commands.M6 Commands.M8:Commands.M8 Commands.M12:Commands.M12 Commands.M14:Commands.M14 Commands.M16:Commands.M16 Commands.M10:Commands.M10 Commands.M20:Commands.M21 Commands.M55:Commands.M57 Commands.M67:Commands.M69 Commands.M59:Commands.M61 Commands.M63:Commands.M65 Commands.M71:Commands.M73 Commands.M75:Commands.M77 Commands.M79:Commands.M79 Commands.M81:Commands.M81 Commands.M29:Commands.M32 Commands.M83:Commands.M83 Commands.M85:Commands.M85 Commands.M88:Commands.M88 Commands.M90:Commands.M90 Commands.D92:Commands.E92 Commands.M92:Commands.M92 Commands.D94:Commands.E94 Commands.M94:Commands.M94 Commands.E97:Commands.E97 Commands.D97:Commands.D97 Commands.M97:Commands.M97 Commands.E102:Commands.E102 Commands.D102:Commands.D102 Commands.M102:Commands.M102 Commands.D104:Commands.E104 Commands.M104:Commands.M104 Commands.D106:Commands.E107 Commands.M106:Commands.M107 Commands.D109:Commands.E109 Commands.M109:Commands.M109 Commands.D112:Commands.E112 Commands.M112:Commands.M112 Commands.D117:Commands.E117 Commands.M117:Commands.M117 Commands.D119:Commands.E119 Commands.M119:Commands.M119 Commands.D121:Commands.E121 Commands.M121:Commands.M121 Commands.D123:Commands.E123 Commands.M123:Commands.M123 Commands.M34:Commands.M34 Commands.M36:Commands.M36 Commands.D4:Commands.E4 Commands.D6:Commands.E6 Commands.D8:Commands.E8 Commands.D10:Commands.E10 Commands.D12:Commands.E12 Commands.D14:Commands.E14 Commands.D16:Commands.E16 Commands.D20:Commands.E21 Commands.D23:Commands.E23 Commands.D25:Commands.E27 Commands.D38:Commands.E38 Commands.D40:Commands.E40 Commands.D55:Commands.E57 Commands.D59:Commands.E61 Commands.D63:Commands.E65 Commands.D67:Commands.E69 Commands.D71:Commands.E73 Commands.D75:Commands.E77 Commands.D79:Commands.E79 Commands.D81:Commands.E81 Commands.D29:Commands.E32 Commands.D83:Commands.E83 Commands.D85:Commands.E85 Commands.D88:Commands.E88 Commands.D90:Commands.E90 Commands.D34:Commands.E34 Commands.D36:Commands.E36 Commands.E131:Commands.E132 Commands.M131:Commands.M132 Commands.D43:Commands.E43 Commands.M43:Commands.M43 Commands.D45:Commands.E45 Commands.M45:Commands.M45 Commands.D49:Commands.E49 Commands.M49:Commands.M49 Commands.D51:Commands.E51 Commands.M51:Commands.M51">
            <calcext:condition calcext:apply-style-name="Bad" calcext:value="=0" calcext:base-cell-address="Commands.D4"/>
          </calcext:conditional-format>
        </calcext:conditional-formats>
      </table:table>
      <table:table table:name="Rough - Elite Dangerous" table:style-name="ta1">
        <office:forms form:automatic-focus="false" form:apply-design-mode="false"/>
        <table:table-column table:style-name="co8" table:number-columns-repeated="2" table:default-cell-style-name="Default"/>
        <table:table-column table:style-name="co9" table:default-cell-style-name="Default"/>
        <table:table-column table:style-name="co6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imaging</text:p>
          </table:table-cell>
          <table:table-cell table:style-name="ce33" office:value-type="string" calcext:value-type="string">
            <text:p>L_ALT v</text:p>
          </table:table-cell>
          <table:table-cell table:style-name="ce34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36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37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38" table:formula="of:=AND(ISBLANK([.$C2]);NOT(ISBLANK([.$I2])))" office:value-type="boolean" office:boolean-value="false" calcext:value-type="boolean">
            <text:p>FALSE</text:p>
          </table:table-cell>
          <table:table-cell table:style-name="ce39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39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39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39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hud</text:p>
          </table:table-cell>
          <table:table-cell table:style-name="ce33" office:value-type="string" calcext:value-type="string">
            <text:p>R_ALT v</text:p>
          </table:table-cell>
          <table:table-cell table:style-name="ce34" office:value-type="string" calcext:value-type="string">
            <text:p>T16KTR_<text:span text:style-name="T4">ST-H1D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36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37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38" table:formula="of:=AND(ISBLANK([.$C3]);NOT(ISBLANK([.$I3])))" office:value-type="boolean" office:boolean-value="false" calcext:value-type="boolean">
            <text:p>FALSE</text:p>
          </table:table-cell>
          <table:table-cell table:style-name="ce39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39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39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39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34" office:value-type="string" calcext:value-type="string">
            <text:p>T16KJG_<text:span text:style-name="T4">TH-1</text:span><text:span text:style-name="T6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119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119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119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119" office:value-type="string" calcext:value-type="string">
            <text:p>Comm I_M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119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119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119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119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office:value-type="string" calcext:value-type="string">
            <text:p>Menu Up</text:p>
          </table:table-cell>
          <table:table-cell office:value-type="string" calcext:value-type="string">
            <text:p>Up</text:p>
          </table:table-cell>
          <table:table-cell table:style-name="ce34" office:value-type="string" calcext:value-type="string">
            <text:p>T16KTR_<text:span text:style-name="T4">ST-H1U</text:span> [O_U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34" office:value-type="string" calcext:value-type="string">
            <text:p>T16KTR_<text:span text:style-name="T4">ST-H1D</text:span> [O_U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34" office:value-type="string" calcext:value-type="string">
            <text:p>T16KTR_<text:span text:style-name="T4">ST-H1L</text:span> [O_U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34" office:value-type="string" calcext:value-type="string">
            <text:p>T16KTR_<text:span text:style-name="T4">ST-H1R</text:span> [O_U]</text:p>
          </table:table-cell>
          <table:table-cell table:number-columns-repeated="16"/>
        </table:table-row>
        <table:table-row table:style-name="ro1" table:number-rows-repeated="29">
          <table:table-cell table:number-columns-repeated="19"/>
        </table:table-row>
        <table:table-row table:style-name="ro1">
          <table:table-cell office:value-type="string" calcext:value-type="string">
            <text:p>V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11">Base O_D - </text:span><text:span text:style-name="T12">U</text:span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R Zoom</text:p>
          </table:table-cell>
          <table:table-cell/>
          <table:table-cell office:value-type="string" calcext:value-type="string">
            <text:p><text:span text:style-name="T3">HOTAS - </text:span><text:span text:style-name="T11">Base O_D – </text:span><text:span text:style-name="T12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office:annotation draw:style-name="gr5" draw:text-style-name="P2" svg:width="124.84pt" svg:height="61.68pt" svg:x="160.78pt" svg:y="623.31pt" draw:caption-point-x="-17.29pt" draw:caption-point-y="42.6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0" table:default-cell-style-name="ce124"/>
        <table:table-column table:style-name="co11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104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98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98" office:value-type="string" calcext:value-type="string">
            <text:p>Primary O_D</text:p>
          </table:table-cell>
          <table:table-cell office:value-type="string" calcext:value-type="string">
            <text:p>Helmet/HUD Imaging, Helmet/HUD Symbology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Primary I_M</text:p>
          </table:table-cell>
          <table:table-cell office:value-type="string" calcext:value-type="string">
            <text:p><text:span text:style-name="T7">Variant unique hat</text:span>. A10C Data Management.</text:p>
          </table:table-cell>
        </table:table-row>
        <table:table-row table:style-name="ro1">
          <table:table-cell table:style-name="ce98" office:value-type="string" calcext:value-type="string">
            <text:p>Primary I_U</text:p>
          </table:table-cell>
          <table:table-cell office:value-type="string" calcext:value-type="string">
            <text:p><text:span text:style-name="T7">Variant unique hat</text:span>. A10C Target Management.</text:p>
          </table:table-cell>
        </table:table-row>
        <table:table-row table:style-name="ro1">
          <table:table-cell table:style-name="ce98" office:value-type="string" calcext:value-type="string">
            <text:p>Primary I_D</text:p>
          </table:table-cell>
          <table:table-cell office:value-type="string" calcext:value-type="string">
            <text:p><text:span text:style-name="T13">Variant unique buttons</text:span><text:span text:style-name="T14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98"/>
          <table:table-cell/>
        </table:table-row>
        <table:table-row table:style-name="ro1">
          <table:table-cell table:style-name="ce98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104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98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98" office:value-type="string" calcext:value-type="string">
            <text:p>Sensors I_U</text:p>
          </table:table-cell>
          <table:table-cell table:style-name="ce126" office:value-type="string" calcext:value-type="string">
            <text:p><text:span text:style-name="T7">Variant unique buttons.</text:span><text:span text:style-name="T15"> F5E RADAR Resume. A10C China Hat</text:span></text:p>
          </table:table-cell>
        </table:table-row>
        <table:table-row table:style-name="ro1">
          <table:table-cell table:style-name="ce98" office:value-type="string" calcext:value-type="string">
            <text:p>Sensors I_D</text:p>
          </table:table-cell>
          <table:table-cell office:value-type="string" calcext:value-type="string">
            <text:p><text:span text:style-name="T7">Variant unique buttons. Intelligence. Accessories. Detailed updated reference.</text:span><text:span text:style-name="T15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03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119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03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3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119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03" office:value-type="string" calcext:value-type="string">
            <text:p>Comm I_D</text:p>
          </table:table-cell>
          <table:table-cell office:value-type="string" calcext:value-type="string">
            <text:p>Scripted order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04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98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7">Variant Unique Hat. </text:span><text:span text:style-name="T15">A10C Master Mode. FA18C AA, A/G Mode.</text:span></text:p>
          </table:table-cell>
        </table:table-row>
        <table:table-row table:style-name="ro1">
          <table:table-cell table:style-name="ce98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98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98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style-name="Default"/>
          <table:table-cell/>
        </table:table-row>
        <table:table-row table:style-name="ro1" table:number-rows-repeated="11">
          <table:table-cell table:number-columns-repeated="2"/>
        </table:table-row>
        <table:table-row table:style-name="ro1">
          <table:table-cell table:style-name="ce104" office:value-type="string" calcext:value-type="string">
            <office:annotation draw:style-name="gr6" draw:text-style-name="P2" svg:width="118.06pt" svg:height="70.58pt" svg:x="91.19pt" svg:y="661.46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89" office:value-type="string" calcext:value-type="string">
            <text:p>Variant unique buttons.<text:span text:style-name="T15"> FA18C FCS bit.</text:span></text:p>
          </table:table-cell>
        </table:table-row>
        <table:table-row table:style-name="ro1">
          <table:table-cell table:style-name="ce125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O_D</text:p>
          </table:table-cell>
          <table:table-cell office:value-type="string" calcext:value-type="string">
            <text:p><text:span text:style-name="T7">Profile specific </text:span><text:span text:style-name="T15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4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I_U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104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25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25" office:value-type="string" calcext:value-type="string">
            <text:p>TH-1 O_D</text:p>
          </table:table-cell>
          <table:table-cell office:value-type="string" calcext:value-type="string">
            <text:p><text:span text:style-name="T7">Variant unique button.</text:span> FA18C Throttle Lift.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TH-1 I_M</text:p>
          </table:table-cell>
          <table:table-cell office:value-type="string" calcext:value-type="string">
            <office:annotation draw:style-name="gr7" draw:text-style-name="P2" svg:width="138.73pt" svg:height="39.63pt" svg:x="612.2pt" svg:y="869.24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25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25" office:value-type="string" calcext:value-type="string">
            <text:p>TH-1 I_D</text:p>
          </table:table-cell>
          <table:table-cell table:style-name="ce89" office:value-type="string" calcext:value-type="string">
            <text:p><text:span text:style-name="T16">Variant unique button.</text:span><text:span text:style-name="T14"> F5E Pitch Damper Cutoff.</text:span></text:p>
          </table:table-cell>
        </table:table-row>
        <table:table-row table:style-name="ro1" table:number-rows-repeated="104850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servations" table:style-name="ta1">
        <table:table-column table:style-name="co12" table:default-cell-style-name="ce88"/>
        <table:table-column table:style-name="co12" table:default-cell-style-name="ce101"/>
        <table:table-column table:style-name="co5" table:number-columns-repeated="2" table:default-cell-style-name="ce88"/>
        <table:table-column table:style-name="co5" table:default-cell-style-name="ce109"/>
        <table:table-column table:style-name="co5" table:default-cell-style-name="ce88"/>
        <table:table-column table:style-name="co11" table:default-cell-style-name="Default"/>
        <table:table-row table:style-name="ro5">
          <table:table-cell office:value-type="string" calcext:value-type="string">
            <text:p>Input Keybind</text:p>
          </table:table-cell>
          <table:table-cell office:value-type="string" calcext:value-type="string">
            <text:p>HOTAS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MFD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Reasoning</text:p>
          </table:table-cell>
        </table:table-row>
        <table:table-row table:style-name="ro6">
          <table:table-cell table:style-name="Default"/>
          <table:table-cell table:style-name="Default" office:value-type="string" calcext:value-type="string">
            <text:p>T16KTR_TH-H3[UDRL] [O_U]</text:p>
          </table:table-cell>
          <table:table-cell table:style-name="Default" table:number-columns-repeated="3"/>
          <table:table-cell table:style-name="Default" office:value-type="string" calcext:value-type="string">
            <text:p>Elite Dangerous</text:p>
          </table:table-cell>
          <table:table-cell office:value-type="string" calcext:value-type="string">
            <text:p>Doubtful applicability.</text:p>
            <text:p>Intended for standby readiness management functions.</text:p>
          </table:table-cell>
        </table:table-row>
      </table:table>
      <table:table table:name="Notation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ce128"/>
        <table:table-column table:style-name="co15" table:default-cell-style-name="Default"/>
        <table:table-column table:style-name="co16" table:default-cell-style-name="Default"/>
        <table:table-column table:style-name="co6" table:number-columns-repeated="1020" table:default-cell-style-name="Default"/>
        <table:table-row table:style-name="ro1">
          <table:table-cell table:style-name="ce43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128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43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43"/>
          <table:table-cell table:number-columns-repeated="1022"/>
        </table:table-row>
        <table:table-row table:style-name="ro1">
          <table:table-cell table:style-name="ce43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43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128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43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43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43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Templates" table:style-name="ta1">
        <table:table-column table:style-name="co6" table:default-cell-style-name="Default"/>
        <table:table-row table:style-name="ro5">
          <table:table-cell/>
        </table:table-row>
      </table:table>
      <table:table table:name="Scratch - Commands" table:style-name="ta1">
        <table:table-column table:style-name="co17" table:default-cell-style-name="Default"/>
        <table:table-column table:style-name="co3" table:number-columns-repeated="3" table:default-cell-style-name="Default"/>
        <table:table-column table:style-name="co3" table:default-cell-style-name="ce14"/>
        <table:table-column table:style-name="co5" table:default-cell-style-name="ce20"/>
        <table:table-column table:style-name="co6" table:default-cell-style-name="ce20"/>
        <table:table-column table:style-name="co6" table:default-cell-style-name="ce23"/>
        <table:table-column table:style-name="co6" table:number-columns-repeated="3" table:default-cell-style-name="Default"/>
        <table:table-column table:style-name="co6" table:default-cell-style-name="ce99"/>
        <table:table-column table:style-name="co7" table:number-columns-repeated="2" table:default-cell-style-name="ce5"/>
        <table:table-column table:style-name="co7" table:default-cell-style-name="ce99"/>
        <table:table-column table:style-name="co7" table:number-columns-repeated="4" table:default-cell-style-name="Default"/>
        <table:table-column table:style-name="co6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5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5"/>
          <table:covered-table-cell/>
          <table:table-cell table:style-name="ce26" office:value-type="string" calcext:value-type="string" table:number-columns-spanned="7" table:number-rows-spanned="1">
            <text:p>Discrepancy</text:p>
          </table:table-cell>
          <table:covered-table-cell table:style-name="ce26"/>
          <table:covered-table-cell table:style-name="ce1"/>
          <table:covered-table-cell table:style-name="ce114"/>
          <table:covered-table-cell table:number-columns-repeated="3" table:style-name="ce116"/>
          <table:table-cell table:style-name="ce5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office:annotation draw:style-name="gr8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Input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ZROT_AXIS</text:p>
          </table:table-cell>
          <table:table-cell office:value-type="string" calcext:value-type="string">
            <text:p>T16KTR_<text:span text:style-name="T4">TH-ZROT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7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48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49" table:formula="of:=AND(ISBLANK([.$E3]);NOT(ISBLANK([.$I3])))" office:value-type="boolean" office:boolean-value="false" calcext:value-type="boolean">
            <text:p>FALSE</text:p>
          </table:table-cell>
          <table:table-cell table:style-name="ce50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50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50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50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DIAL_AXIS</text:p>
            <text:p>DX_SLIDER_AXIS</text:p>
          </table:table-cell>
          <table:table-cell office:value-type="string" calcext:value-type="string">
            <office:annotation draw:style-name="gr9" draw:text-style-name="P2" svg:width="143.94pt" svg:height="39.29pt" svg:x="622.86pt" svg:y="9.47pt" draw:caption-point-x="-17.29pt" draw:caption-point-y="42.8pt">
              <dc:date>2019-09-28T00:00:00</dc:date>
              <text:p text:style-name="P1"><text:span text:style-name="T1">Due to vJoy Device having “SLIDER,DIAL” axes in place of “THROTTLE,SLIDER” axes.</text:span></text:p>
            </office:annotation>
            <text:p>T16KJG_<text:span text:style-name="T4">TH-SLIDER</text:span></text:p>
            <text:p>T16KTR_<text:span text:style-name="T4">TH-DIAL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7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48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49" table:formula="of:=AND(ISBLANK([.$E4]);NOT(ISBLANK([.$I4])))" office:value-type="boolean" office:boolean-value="false" calcext:value-type="boolean">
            <text:p>FALSE</text:p>
          </table:table-cell>
          <table:table-cell table:style-name="ce50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50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50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50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5"/>
          <table:table-cell table:style-name="ce107"/>
          <table:table-cell table:number-columns-repeated="6"/>
          <table:table-cell table:style-name="Default"/>
          <table:table-cell table:style-name="ce48"/>
          <table:table-cell table:style-name="ce49"/>
          <table:table-cell table:style-name="ce50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7" table:formula="of:=OR(NOT(ISBLANK([.$E6]));OR(NOT(ISBLANK([.$F6]));OR(NOT(ISBLANK([.$G6]));NOT(ISBLANK([.$H6])))))" office:value-type="boolean" office:boolean-value="true" calcext:value-type="boolean">
            <text:p>TRUE</text:p>
          </table:table-cell>
          <table:table-cell table:style-name="ce48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49" table:formula="of:=AND(ISBLANK([.$E6]);NOT(ISBLANK([.$I6])))" office:value-type="boolean" office:boolean-value="false" calcext:value-type="boolean">
            <text:p>FALSE</text:p>
          </table:table-cell>
          <table:table-cell table:style-name="ce50" table:formula="of:=AND(AND(ISBLANK([.$E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50" table:formula="of:=AND(AND(ISBLANK([.$E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50" table:formula="of:=AND(AND(ISBLANK([.$E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50" table:formula="of:=AND(AND(ISBLANK([.$E6]);AND(ISBLANK([.$F6]);AND(ISBLANK([.$G6]);ISBLANK([.$H6]))));NOT(ISBLANK([.$L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7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48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49" table:formula="of:=AND(ISBLANK([.$E7]);NOT(ISBLANK([.$I7])))" office:value-type="boolean" office:boolean-value="false" calcext:value-type="boolean">
            <text:p>FALSE</text:p>
          </table:table-cell>
          <table:table-cell table:style-name="ce50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50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50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50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7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48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49" table:formula="of:=AND(ISBLANK([.$E8]);NOT(ISBLANK([.$I8])))" office:value-type="boolean" office:boolean-value="false" calcext:value-type="boolean">
            <text:p>FALSE</text:p>
          </table:table-cell>
          <table:table-cell table:style-name="ce50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50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50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50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48"/>
          <table:table-cell table:style-name="ce49"/>
          <table:table-cell table:style-name="ce50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7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48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49" table:formula="of:=AND(ISBLANK([.$E10]);NOT(ISBLANK([.$I10])))" office:value-type="boolean" office:boolean-value="false" calcext:value-type="boolean">
            <text:p>FALSE</text:p>
          </table:table-cell>
          <table:table-cell table:style-name="ce50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50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50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50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7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48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49" table:formula="of:=AND(ISBLANK([.$E11]);NOT(ISBLANK([.$I11])))" office:value-type="boolean" office:boolean-value="false" calcext:value-type="boolean">
            <text:p>FALSE</text:p>
          </table:table-cell>
          <table:table-cell table:style-name="ce50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50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50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50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48"/>
          <table:table-cell table:style-name="ce49"/>
          <table:table-cell table:style-name="ce50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7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48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49" table:formula="of:=AND(ISBLANK([.$E14]);NOT(ISBLANK([.$I14])))" office:value-type="boolean" office:boolean-value="false" calcext:value-type="boolean">
            <text:p>FALSE</text:p>
          </table:table-cell>
          <table:table-cell table:style-name="ce50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50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50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50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7" table:formula="of:=OR(NOT(ISBLANK([.$E15]));OR(NOT(ISBLANK([.$F15]));OR(NOT(ISBLANK([.$G15]));NOT(ISBLANK([.$H15])))))" office:value-type="boolean" office:boolean-value="true" calcext:value-type="boolean">
            <text:p>TRUE</text:p>
          </table:table-cell>
          <table:table-cell table:style-name="ce48" table:formula="of:=OR(OR(OR(IF([.$P15]=1);IF([.$Q15]=1));IF([.$R15]=1));IF([.$S15]=1))" office:value-type="boolean" office:boolean-value="false" calcext:value-type="boolean">
            <text:p>FALSE</text:p>
          </table:table-cell>
          <table:table-cell table:style-name="ce49" table:formula="of:=AND(ISBLANK([.$E15]);NOT(ISBLANK([.$I15])))" office:value-type="boolean" office:boolean-value="false" calcext:value-type="boolean">
            <text:p>FALSE</text:p>
          </table:table-cell>
          <table:table-cell table:style-name="ce50" table:formula="of:=AND(AND(ISBLANK([.$E15]);AND(ISBLANK([.$F15]);AND(ISBLANK([.$G15]);ISBLANK([.$H15]))));NOT(ISBLANK([.$I15])))" office:value-type="boolean" office:boolean-value="false" calcext:value-type="boolean">
            <text:p>FALSE</text:p>
          </table:table-cell>
          <table:table-cell table:style-name="ce50" table:formula="of:=AND(AND(ISBLANK([.$E15]);AND(ISBLANK([.$F15]);AND(ISBLANK([.$G15]);ISBLANK([.$H15]))));NOT(ISBLANK([.$J15])))" office:value-type="boolean" office:boolean-value="false" calcext:value-type="boolean">
            <text:p>FALSE</text:p>
          </table:table-cell>
          <table:table-cell table:style-name="ce50" table:formula="of:=AND(AND(ISBLANK([.$E15]);AND(ISBLANK([.$F15]);AND(ISBLANK([.$G15]);ISBLANK([.$H15]))));NOT(ISBLANK([.$K15])))" office:value-type="boolean" office:boolean-value="false" calcext:value-type="boolean">
            <text:p>FALSE</text:p>
          </table:table-cell>
          <table:table-cell table:style-name="ce50" table:formula="of:=AND(AND(ISBLANK([.$E15]);AND(ISBLANK([.$F15]);AND(ISBLANK([.$G15]);ISBLANK([.$H15]))));NOT(ISBLANK([.$L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48"/>
          <table:table-cell table:style-name="ce49"/>
          <table:table-cell table:style-name="ce50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7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48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49" table:formula="of:=AND(ISBLANK([.$E17]);NOT(ISBLANK([.$I17])))" office:value-type="boolean" office:boolean-value="false" calcext:value-type="boolean">
            <text:p>FALSE</text:p>
          </table:table-cell>
          <table:table-cell table:style-name="ce50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50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50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50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48"/>
          <table:table-cell table:style-name="ce49"/>
          <table:table-cell table:style-name="ce50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7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48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49" table:formula="of:=AND(ISBLANK([.$E19]);NOT(ISBLANK([.$I19])))" office:value-type="boolean" office:boolean-value="false" calcext:value-type="boolean">
            <text:p>FALSE</text:p>
          </table:table-cell>
          <table:table-cell table:style-name="ce50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50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50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50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48"/>
          <table:table-cell table:style-name="ce49"/>
          <table:table-cell table:style-name="ce50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orbit lines toggle)</text:p>
          </table:table-cell>
          <table:table-cell office:value-type="string" calcext:value-type="string">
            <text:p>L_CTL h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7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48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49" table:formula="of:=AND(ISBLANK([.$E21]);NOT(ISBLANK([.$I21])))" office:value-type="boolean" office:boolean-value="false" calcext:value-type="boolean">
            <text:p>FALSE</text:p>
          </table:table-cell>
          <table:table-cell table:style-name="ce50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50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50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50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hud toggle)</text:p>
          </table:table-cell>
          <table:table-cell office:value-type="string" calcext:value-type="string">
            <text:p>L_CTL L_ALT g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7" table:formula="of:=OR(NOT(ISBLANK([.$E22]));OR(NOT(ISBLANK([.$F22]));OR(NOT(ISBLANK([.$G22]));NOT(ISBLANK([.$H22])))))" office:value-type="boolean" office:boolean-value="true" calcext:value-type="boolean">
            <text:p>TRUE</text:p>
          </table:table-cell>
          <table:table-cell table:style-name="ce48" table:formula="of:=OR(OR(OR(IF([.$P22]=1);IF([.$Q22]=1));IF([.$R22]=1));IF([.$S22]=1))" office:value-type="boolean" office:boolean-value="false" calcext:value-type="boolean">
            <text:p>FALSE</text:p>
          </table:table-cell>
          <table:table-cell table:style-name="ce49" table:formula="of:=AND(ISBLANK([.$E22]);NOT(ISBLANK([.$I22])))" office:value-type="boolean" office:boolean-value="false" calcext:value-type="boolean">
            <text:p>FALSE</text:p>
          </table:table-cell>
          <table:table-cell table:style-name="ce50" table:formula="of:=AND(AND(ISBLANK([.$E22]);AND(ISBLANK([.$F22]);AND(ISBLANK([.$G22]);ISBLANK([.$H22]))));NOT(ISBLANK([.$I22])))" office:value-type="boolean" office:boolean-value="false" calcext:value-type="boolean">
            <text:p>FALSE</text:p>
          </table:table-cell>
          <table:table-cell table:style-name="ce50" table:formula="of:=AND(AND(ISBLANK([.$E22]);AND(ISBLANK([.$F22]);AND(ISBLANK([.$G22]);ISBLANK([.$H22]))));NOT(ISBLANK([.$J22])))" office:value-type="boolean" office:boolean-value="false" calcext:value-type="boolean">
            <text:p>FALSE</text:p>
          </table:table-cell>
          <table:table-cell table:style-name="ce50" table:formula="of:=AND(AND(ISBLANK([.$E22]);AND(ISBLANK([.$F22]);AND(ISBLANK([.$G22]);ISBLANK([.$H22]))));NOT(ISBLANK([.$K22])))" office:value-type="boolean" office:boolean-value="false" calcext:value-type="boolean">
            <text:p>FALSE</text:p>
          </table:table-cell>
          <table:table-cell table:style-name="ce50" table:formula="of:=AND(AND(ISBLANK([.$E22]);AND(ISBLANK([.$F22]);AND(ISBLANK([.$G22]);ISBLANK([.$H22]))));NOT(ISBLANK([.$L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48"/>
          <table:table-cell table:style-name="ce49"/>
          <table:table-cell table:style-name="ce50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48"/>
          <table:table-cell table:style-name="ce49"/>
          <table:table-cell table:style-name="ce50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45"/>
          <table:table-cell table:style-name="ce46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7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48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49" table:formula="of:=AND(ISBLANK([.$E26]);NOT(ISBLANK([.$I26])))" office:value-type="boolean" office:boolean-value="false" calcext:value-type="boolean">
            <text:p>FALSE</text:p>
          </table:table-cell>
          <table:table-cell table:style-name="ce50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50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50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50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48"/>
          <table:table-cell table:style-name="ce49"/>
          <table:table-cell table:style-name="ce50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45"/>
          <table:table-cell table:style-name="ce46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7" table:formula="of:=OR(NOT(ISBLANK([.$E28]));OR(NOT(ISBLANK([.$F28]));OR(NOT(ISBLANK([.$G28]));NOT(ISBLANK([.$H28])))))" office:value-type="boolean" office:boolean-value="true" calcext:value-type="boolean">
            <text:p>TRUE</text:p>
          </table:table-cell>
          <table:table-cell table:style-name="ce48" table:formula="of:=OR(OR(OR(IF([.$P28]=1);IF([.$Q28]=1));IF([.$R28]=1));IF([.$S28]=1))" office:value-type="boolean" office:boolean-value="false" calcext:value-type="boolean">
            <text:p>FALSE</text:p>
          </table:table-cell>
          <table:table-cell table:style-name="ce49" table:formula="of:=AND(ISBLANK([.$E28]);NOT(ISBLANK([.$I28])))" office:value-type="boolean" office:boolean-value="false" calcext:value-type="boolean">
            <text:p>FALSE</text:p>
          </table:table-cell>
          <table:table-cell table:style-name="ce50" table:formula="of:=AND(AND(ISBLANK([.$E28]);AND(ISBLANK([.$F28]);AND(ISBLANK([.$G28]);ISBLANK([.$H28]))));NOT(ISBLANK([.$I28])))" office:value-type="boolean" office:boolean-value="false" calcext:value-type="boolean">
            <text:p>FALSE</text:p>
          </table:table-cell>
          <table:table-cell table:style-name="ce50" table:formula="of:=AND(AND(ISBLANK([.$E28]);AND(ISBLANK([.$F28]);AND(ISBLANK([.$G28]);ISBLANK([.$H28]))));NOT(ISBLANK([.$J28])))" office:value-type="boolean" office:boolean-value="false" calcext:value-type="boolean">
            <text:p>FALSE</text:p>
          </table:table-cell>
          <table:table-cell table:style-name="ce50" table:formula="of:=AND(AND(ISBLANK([.$E28]);AND(ISBLANK([.$F28]);AND(ISBLANK([.$G28]);ISBLANK([.$H28]))));NOT(ISBLANK([.$K28])))" office:value-type="boolean" office:boolean-value="false" calcext:value-type="boolean">
            <text:p>FALSE</text:p>
          </table:table-cell>
          <table:table-cell table:style-name="ce50" table:formula="of:=AND(AND(ISBLANK([.$E28]);AND(ISBLANK([.$F28]);AND(ISBLANK([.$G28]);ISBLANK([.$H28]))));NOT(ISBLANK([.$L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4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48"/>
          <table:table-cell table:style-name="ce49"/>
          <table:table-cell table:style-name="ce50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Macro – Misc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48"/>
          <table:table-cell table:style-name="ce49"/>
          <table:table-cell table:style-name="ce50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Transfer Modules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1</text:span><text:span text:style-name="T6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7" table:formula="of:=OR(NOT(ISBLANK([.$E34]));OR(NOT(ISBLANK([.$F34]));OR(NOT(ISBLANK([.$G34]));NOT(ISBLANK([.$H34])))))" office:value-type="boolean" office:boolean-value="true" calcext:value-type="boolean">
            <text:p>TRUE</text:p>
          </table:table-cell>
          <table:table-cell table:style-name="ce48" table:formula="of:=OR(OR(OR(IF([.$P34]=1);IF([.$Q34]=1));IF([.$R34]=1));IF([.$S34]=1))" office:value-type="boolean" office:boolean-value="false" calcext:value-type="boolean">
            <text:p>FALSE</text:p>
          </table:table-cell>
          <table:table-cell table:style-name="ce49" table:formula="of:=AND(ISBLANK([.$E34]);NOT(ISBLANK([.$I34])))" office:value-type="boolean" office:boolean-value="false" calcext:value-type="boolean">
            <text:p>FALSE</text:p>
          </table:table-cell>
          <table:table-cell table:style-name="ce50" table:formula="of:=AND(AND(ISBLANK([.$E34]);AND(ISBLANK([.$F34]);AND(ISBLANK([.$G34]);ISBLANK([.$H34]))));NOT(ISBLANK([.$I34])))" office:value-type="boolean" office:boolean-value="false" calcext:value-type="boolean">
            <text:p>FALSE</text:p>
          </table:table-cell>
          <table:table-cell table:style-name="ce50" table:formula="of:=AND(AND(ISBLANK([.$E34]);AND(ISBLANK([.$F34]);AND(ISBLANK([.$G34]);ISBLANK([.$H34]))));NOT(ISBLANK([.$J34])))" office:value-type="boolean" office:boolean-value="false" calcext:value-type="boolean">
            <text:p>FALSE</text:p>
          </table:table-cell>
          <table:table-cell table:style-name="ce50" table:formula="of:=AND(AND(ISBLANK([.$E34]);AND(ISBLANK([.$F34]);AND(ISBLANK([.$G34]);ISBLANK([.$H34]))));NOT(ISBLANK([.$K34])))" office:value-type="boolean" office:boolean-value="false" calcext:value-type="boolean">
            <text:p>FALSE</text:p>
          </table:table-cell>
          <table:table-cell table:style-name="ce50" table:formula="of:=AND(AND(ISBLANK([.$E34]);AND(ISBLANK([.$F34]);AND(ISBLANK([.$G34]);ISBLANK([.$H34]))));NOT(ISBLANK([.$L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Power Play – Control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6</text:span><text:span text:style-name="T6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7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48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49" table:formula="of:=AND(ISBLANK([.$E35]);NOT(ISBLANK([.$I35])))" office:value-type="boolean" office:boolean-value="false" calcext:value-type="boolean">
            <text:p>FALSE</text:p>
          </table:table-cell>
          <table:table-cell table:style-name="ce50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50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50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50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Align VR)</text:p>
          </table:table-cell>
          <table:table-cell office:value-type="string" calcext:value-type="string">
            <text:p>DX30</text:p>
          </table:table-cell>
          <table:table-cell office:value-type="string" calcext:value-type="string">
            <text:p>T16K_<text:span text:style-name="T4">ST</text:span>-<text:span text:style-name="T4">B7</text:span><text:span text:style-name="T6"> [O_D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7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48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49" table:formula="of:=AND(ISBLANK([.$E36]);NOT(ISBLANK([.$I36])))" office:value-type="boolean" office:boolean-value="false" calcext:value-type="boolean">
            <text:p>FALSE</text:p>
          </table:table-cell>
          <table:table-cell table:style-name="ce50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50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50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50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ce107"/>
          <table:table-cell table:number-columns-repeated="7"/>
          <table:table-cell table:style-name="ce48"/>
          <table:table-cell table:style-name="ce49"/>
          <table:table-cell table:style-name="ce50" table:number-columns-repeated="4"/>
          <table:table-cell table:number-columns-repeated="45"/>
        </table:table-row>
        <table:table-row table:style-name="ro5" table:number-rows-repeated="3">
          <table:table-cell table:number-columns-repeated="5"/>
          <table:table-cell table:style-name="ce107"/>
          <table:table-cell table:number-columns-repeated="7"/>
          <table:table-cell table:style-name="ce48"/>
          <table:table-cell table:style-name="ce49"/>
          <table:table-cell table:style-name="ce50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07"/>
          <table:table-cell table:number-columns-repeated="7"/>
          <table:table-cell table:style-name="ce48"/>
          <table:table-cell table:style-name="ce49"/>
          <table:table-cell table:style-name="ce50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07"/>
          <table:table-cell table:number-columns-repeated="7"/>
          <table:table-cell table:style-name="ce48"/>
          <table:table-cell table:style-name="ce49"/>
          <table:table-cell table:style-name="ce50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46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6"/>
          <table:table-cell table:style-name="Default"/>
          <table:table-cell table:style-name="ce48"/>
          <table:table-cell table:style-name="ce49"/>
          <table:table-cell table:style-name="ce50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45"/>
          <table:table-cell/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47" table:formula="of:=OR(NOT(ISBLANK([.$E52]));OR(NOT(ISBLANK([.$F52]));OR(NOT(ISBLANK([.$G52]));NOT(ISBLANK([.$H52])))))" office:value-type="boolean" office:boolean-value="false" calcext:value-type="boolean">
            <text:p>FALSE</text:p>
          </table:table-cell>
          <table:table-cell table:style-name="ce48" table:formula="of:=OR(OR(OR(IF([.$P52]=1);IF([.$Q52]=1));IF([.$R52]=1));IF([.$S52]=1))" office:value-type="boolean" office:boolean-value="true" calcext:value-type="boolean">
            <text:p>TRUE</text:p>
          </table:table-cell>
          <table:table-cell table:style-name="ce49" table:formula="of:=AND(ISBLANK([.$E52]);NOT(ISBLANK([.$I52])))" office:value-type="boolean" office:boolean-value="true" calcext:value-type="boolean">
            <text:p>TRUE</text:p>
          </table:table-cell>
          <table:table-cell table:style-name="ce50" table:formula="of:=AND(AND(ISBLANK([.$E52]);AND(ISBLANK([.$F52]);AND(ISBLANK([.$G52]);ISBLANK([.$H52]))));NOT(ISBLANK([.$I52])))" office:value-type="boolean" office:boolean-value="true" calcext:value-type="boolean">
            <text:p>TRUE</text:p>
          </table:table-cell>
          <table:table-cell table:style-name="ce50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50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50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52">
            <calcext:condition calcext:apply-style-name="Bad" calcext:value="=1" calcext:base-cell-address="'Scratch - Commands'.N3"/>
          </calcext:conditional-format>
          <calcext:conditional-format calcext:target-range-address="'Scratch - Commands'.M34:'Scratch - Commands'.M36 'Scratch - Commands'.M6:'Scratch - Commands'.M8 'Scratch - Commands'.M3:'Scratch - Commands'.M4 'Scratch - Commands'.M14:'Scratch - Commands'.M15 'Scratch - Commands'.M21:'Scratch - Commands'.M22 'Scratch - Commands'.M10:'Scratch - Commands'.M11 'Scratch - Commands'.M17:'Scratch - Commands'.M17 'Scratch - Commands'.M19:'Scratch - Commands'.M19 'Scratch - Commands'.M26:'Scratch - Commands'.M26 'Scratch - Commands'.M28:'Scratch - Commands'.M28 'Scratch - Commands'.D26:'Scratch - Commands'.E26 'Scratch - Commands'.D28:'Scratch - Commands'.E28 'Scratch - Commands'.E51:'Scratch - Commands'.E51 'Scratch - Commands'.D52:'Scratch - Commands'.D52 'Scratch - Commands'.M52:'Scratch - Commands'.M52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16:26:14.0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0-07T16:53:44.640000000</dc:date>
    <meta:editing-duration>P4DT12H4M25S</meta:editing-duration>
    <meta:editing-cycles>496</meta:editing-cycles>
    <meta:document-statistic meta:table-count="7" meta:cell-count="1283" meta:object-count="0"/>
  </office:meta>
</office:document-meta>
</file>